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595959" draw:stroke-linejoin="round" svg:stroke-linecap="butt" draw:fill="solid" draw:fill-color="#351c75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3.497cm" fo:min-width="20.834cm" fo:padding-top="0.05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3.396cm" fo:min-width="20.834cm" fo:padding-top="0.05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4.596cm" fo:min-width="20.834cm" fo:padding-top="0.05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4.53cm" fo:min-width="20.834cm" fo:padding-top="0.05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4.819cm" fo:min-width="20.834cm" fo:padding-top="0.05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351c75" draw:textarea-vertical-align="top" draw:auto-grow-height="false" draw:fit-to-size="false" style:shrink-to-fit="false" fo:min-height="0cm" fo:min-width="0cm" fo:padding-top="0.05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3.396cm" fo:min-width="22.653cm" fo:padding-top="0.05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3.359cm" fo:min-width="22.653cm" fo:padding-top="0.05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1.17cm" fo:min-width="20.834cm" fo:padding-top="0.05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1.218cm" fo:min-width="20.834cm" fo:padding-top="0.05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3.388cm" fo:min-width="20.834cm" fo:padding-top="0.05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12">
      <style:graphic-properties draw:stroke="none" svg:stroke-width="0cm" draw:fill="solid" draw:fill-color="#351c75" draw:textarea-vertical-align="top" draw:auto-grow-height="false" draw:fit-to-size="false" style:shrink-to-fit="false" fo:min-height="2.238cm" fo:min-width="20.834cm" fo:padding-top="0.05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74cm" draw:shadow-offset-y="0.074cm" draw:shadow-color="#b45f06" draw:shadow-opacity="100%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SECTION_5f_HEAD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183cm" style:use-optimal-column-width="false"/>
    </style:style>
    <style:style style:name="co2" style:family="table-column">
      <style:table-column-properties style:column-width="4.919cm" style:use-optimal-column-width="false"/>
    </style:style>
    <style:style style:name="co3" style:family="table-column">
      <style:table-column-properties style:column-width="3.624cm" style:use-optimal-column-width="false"/>
    </style:style>
    <style:style style:name="co4" style:family="table-column">
      <style:table-column-properties style:column-width="2.244cm" style:use-optimal-column-width="false"/>
    </style:style>
    <style:style style:name="co5" style:family="table-column">
      <style:table-column-properties style:column-width="3.418cm" style:use-optimal-column-width="false"/>
    </style:style>
    <style:style style:name="co6" style:family="table-column">
      <style:table-column-properties style:column-width="3.767cm" style:use-optimal-column-width="false"/>
    </style:style>
    <style:style style:name="co7" style:family="table-column">
      <style:table-column-properties style:column-width="3.013cm" style:use-optimal-column-width="false"/>
    </style:style>
    <style:style style:name="co8" style:family="table-column">
      <style:table-column-properties style:column-width="1.934cm" style:use-optimal-column-width="false"/>
    </style:style>
    <style:style style:name="co9" style:family="table-column">
      <style:table-column-properties style:column-width="5.209cm" style:use-optimal-column-width="false"/>
    </style:style>
    <style:style style:name="co10" style:family="table-column">
      <style:table-column-properties style:column-width="5.353cm" style:use-optimal-column-width="false"/>
    </style:style>
    <style:style style:name="co11" style:family="table-column">
      <style:table-column-properties style:column-width="4.453cm" style:use-optimal-column-width="false"/>
    </style:style>
    <style:style style:name="co12" style:family="table-column">
      <style:table-column-properties style:column-width="3.158cm" style:use-optimal-column-width="false"/>
    </style:style>
    <style:style style:name="ro1" style:family="table-row">
      <style:table-row-properties style:row-height="1.218cm" style:use-optimal-row-height="false"/>
    </style:style>
    <style:style style:name="ro2" style:family="table-row">
      <style:table-row-properties style:row-height="1.06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434343" fo:border-right="0.37pt solid #434343" fo:border-top="0.37pt solid #000000" fo:border-bottom="0.37pt solid #434343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434343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1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13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14" style:family="paragraph">
      <loext:graphic-properties draw:fill="solid" draw:fill-color="#351c75"/>
      <style:paragraph-properties fo:text-align="center" style:font-independent-line-spacing="true"/>
      <style:text-properties fo:font-size="14pt"/>
    </style:style>
    <style:style style:name="P15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18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19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351c75"/>
      <style:paragraph-properties fo:text-align="center" style:font-independent-line-spacing="true"/>
      <style:text-properties fo:font-size="24pt" fo:background-color="transparent" style:font-size-asian="24pt" style:font-size-complex="24pt"/>
    </style:style>
    <style:style style:name="P2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3f3f3"/>
      <style:paragraph-properties fo:text-align="center" style:font-independent-line-spacing="true"/>
      <style:text-properties fo:font-size="14pt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language="en" fo:country="GB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language="en" fo:country="GB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variant="normal" fo:text-transform="none" fo:color="#20124d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980000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274e13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20124d" style:text-line-through-style="none" style:text-line-through-type="none" style:text-position="0% 100%" style:font-name="Arial1" fo:font-size="25pt" fo:letter-spacing="normal" fo:language="en" fo:country="GB" fo:font-style="normal" style:text-underline-style="none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9" style:family="text">
      <style:text-properties fo:font-variant="normal" fo:text-transform="none" fo:color="#20124d" style:text-line-through-style="none" style:text-line-through-type="none" style:text-position="0% 100%" style:font-name="Arial1" fo:font-size="21pt" fo:letter-spacing="normal" fo:language="en" fo:country="GB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20124d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4" style:family="text">
      <style:text-properties fo:font-variant="normal" fo:text-transform="none" fo:color="#20124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" style:family="text">
      <style:text-properties fo:font-variant="normal" fo:text-transform="none" fo:color="#20124d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fo:color="#980000" style:text-line-through-style="none" style:text-line-through-type="none" style:text-position="0% 100%" style:font-name="Arial1" fo:font-size="30pt" fo:letter-spacing="normal" fo:language="en" fo:country="GB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7" style:family="text">
      <style:text-properties fo:font-variant="normal" fo:text-transform="none" fo:color="#20124d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8" style:family="text">
      <style:text-properties fo:font-variant="normal" fo:text-transform="none" fo:color="#20124d" style:text-line-through-style="none" style:text-line-through-type="none" style:text-position="0% 100%" style:font-name="Arial1" fo:font-size="6pt" fo:letter-spacing="normal" fo:language="en" fo:country="GB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9" style:family="text">
      <style:text-properties fo:font-variant="normal" fo:text-transform="none" fo:color="#20124d" style:text-line-through-style="none" style:text-line-through-type="none" style:text-position="0% 100%" style:font-name="Courier New" fo:font-size="26pt" fo:letter-spacing="normal" fo:language="en" fo:country="GB" fo:font-style="normal" style:text-underline-style="none" fo:font-weight="normal" style:font-name-asian="Courier New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20" style:family="text">
      <style:text-properties fo:font-variant="normal" fo:text-transform="none" fo:color="#20124d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20124d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2" style:family="text">
      <style:text-properties fo:font-variant="normal" fo:text-transform="none" fo:color="#f3f3f3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3" style:family="text">
      <style:text-properties fo:font-variant="normal" fo:text-transform="none" fo:color="#6fa8dc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5" style:family="text">
      <style:text-properties fo:font-variant="normal" fo:text-transform="none" fo:color="#f3f3f3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6" style:family="text">
      <style:text-properties fo:font-variant="normal" fo:text-transform="none" fo:color="#efefef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7" style:family="text">
      <style:text-properties fo:font-variant="normal" fo:text-transform="none" fo:color="#a4c2f4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8" style:family="text">
      <style:text-properties fo:font-variant="normal" fo:text-transform="none" fo:color="#20124d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9" style:family="text">
      <style:text-properties fo:font-variant="normal" fo:text-transform="none" fo:color="#a4c2f4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1" style:family="text">
      <style:text-properties fo:font-variant="normal" fo:text-transform="none" fo:color="#20124d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#351c75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2" style:family="text">
      <style:text-properties fo:font-variant="normal" fo:text-transform="none" fo:color="#efefef" style:text-line-through-style="none" style:text-line-through-type="none" style:text-position="0% 100%" style:font-name="Courier New" fo:font-size="22pt" fo:letter-spacing="normal" fo:language="en" fo:country="GB" fo:font-style="normal" style:text-underline-style="none" fo:font-weight="normal" fo:background-color="#351c75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3" style:family="text">
      <style:text-properties fo:font-variant="normal" fo:text-transform="none" fo:color="#20124d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4" style:family="text">
      <style:text-properties fo:font-variant="normal" fo:text-transform="none" fo:color="#71abe0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5" style:family="text">
      <style:text-properties fo:font-variant="normal" fo:text-transform="none" fo:color="#a2c4c9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6" style:family="text">
      <style:text-properties fo:font-variant="normal" fo:text-transform="none" fo:color="#a4c2f4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7" style:family="text">
      <style:text-properties fo:font-variant="normal" fo:text-transform="none" fo:color="#efefef" style:text-line-through-style="none" style:text-line-through-type="none" style:text-position="0% 100%" style:font-name="Courier New" fo:font-size="22pt" fo:letter-spacing="normal" fo:language="en" fo:country="GB" fo:font-style="normal" style:text-underline-style="none" fo:font-weight="normal" fo:background-color="transparent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8" style:family="text">
      <style:text-properties fo:font-variant="normal" fo:text-transform="none" fo:color="#efefef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39" style:family="text">
      <style:text-properties fo:font-variant="normal" fo:text-transform="none" fo:color="#efefef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0000ff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0" style:family="text">
      <style:text-properties fo:font-variant="normal" fo:text-transform="none" fo:color="#741b47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1" style:family="text">
      <style:text-properties fo:font-variant="normal" fo:text-transform="none" fo:color="#20124d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20124d" style:text-line-through-style="none" style:text-line-through-type="none" style:text-position="0% 100%" style:font-name="Courier New" fo:font-size="28pt" fo:letter-spacing="normal" fo:language="en" fo:country="GB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43" style:family="text">
      <style:text-properties fo:font-variant="normal" fo:text-transform="none" fo:color="#20124d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4" style:family="text">
      <style:text-properties fo:font-variant="normal" fo:text-transform="none" fo:color="#20124d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#351c7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5" style:family="text">
      <style:text-properties fo:font-variant="normal" fo:text-transform="none" fo:color="#f3f3f3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6" style:family="text">
      <style:text-properties fo:font-variant="normal" fo:text-transform="none" fo:color="#0b5394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7" style:family="text">
      <style:text-properties fo:font-variant="normal" fo:text-transform="none" fo:color="#d4d4d4" style:text-line-through-style="none" style:text-line-through-type="none" style:text-position="0% 100%" style:font-name="Courier New" fo:font-size="21pt" fo:letter-spacing="normal" fo:language="en" fo:country="GB" fo:font-style="normal" style:text-underline-style="none" fo:font-weight="normal" style:font-name-asian="Courier New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48" style:family="text">
      <style:text-properties fo:font-variant="normal" fo:text-transform="none" fo:color="#f3f3f3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9" style:family="text">
      <style:text-properties fo:font-variant="normal" fo:text-transform="none" fo:color="#0b5394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0" style:family="text">
      <style:text-properties fo:font-variant="normal" fo:text-transform="none" fo:color="#20124d" style:text-line-through-style="none" style:text-line-through-type="none" style:text-position="0% 100%" style:font-name="Arial1" fo:font-size="8pt" fo:letter-spacing="normal" fo:language="en" fo:country="GB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52" style:family="text">
      <style:text-properties fo:font-variant="normal" fo:text-transform="none" fo:color="#20124d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42cm" text:min-label-width="1.128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412cm" text:min-label-width="1.128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1.412cm" text:min-label-width="1.128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95cm" text:min-label-width="1.075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95cm" text:min-label-width="1.075cm"/>
        <style:text-properties style:font-name="Arial1" fo:color="#20124d" fo:font-size="100%"/>
      </text:list-level-style-bullet>
      <text:list-level-style-bullet text:level="2" text:bullet-char="○">
        <style:list-level-properties text:space-before="1.536cm" text:min-label-width="1.004cm"/>
        <style:text-properties style:font-name="Arial1" fo:color="#2012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13cm" text:min-label-width="1.057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213cm" text:min-label-width="1.05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213cm" text:min-label-width="1.05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248cm" text:min-label-width="1.022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48cm" text:min-label-width="1.022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283cm" text:min-label-width="0.98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</text:span><text:span text:style-name="T1">odu</text:span><text:span text:style-name="T1">ctio</text:span><text:span text:style-name="T1">n to </text:span><text:span text:style-name="T1">SQ</text:span><text:span text:style-name="T1">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sing </text:span><text:span text:style-name="T2">Databa</text:span><text:span text:style-name="T2">ses for </text:span><text:span text:style-name="T2">Simple </text:span><text:span text:style-name="T2">Querie</text:span><text:span text:style-name="T2">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Don't explain any </text:span><text:span text:style-name="T3">of the words - </text:span><text:span text:style-name="T3">that's done in </text:span><text:span text:style-name="T3">subsequent </text:span><text:span text:style-name="T3">pages, just </text:span><text:span text:style-name="T3">emphasise that </text:span><text:span text:style-name="T3">this is just the start </text:span><text:span text:style-name="T3">and we'll be going </text:span><text:span text:style-name="T3">easy to make sure </text:span><text:span text:style-name="T3">they "get it".</text:span></text:p>
            </draw:text-box>
          </draw:frame>
        </presentation:notes>
      </draw:page>
      <draw:page draw:name="Objectives" draw:style-name="dp3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bject</text:span><text:span text:style-name="T4">ive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Understand the use of databases and the </text:span><text:span text:style-name="T5">structure of relational databases</text:span></text:p>
              </text:list-item>
              <text:list-item>
                <text:p text:style-name="P7"><text:span text:style-name="T5">Use basic single table query commands in SQL</text:span></text:p>
              </text:list-item>
              <text:list-item>
                <text:p text:style-name="P7"><text:span text:style-name="T5">Choose which values are returned by a query</text:span></text:p>
              </text:list-item>
              <text:list-item>
                <text:p text:style-name="P7"><text:span text:style-name="T5">Restrict the rows returned by a query</text:span></text:p>
              </text:list-item>
              <text:list-item>
                <text:p text:style-name="P7"><text:span text:style-name="T5">Insert new data into a table</text:span></text:p>
              </text:list-item>
            </text:list>
          </draw:text-box>
        </draw:frame>
        <presentation:notes draw:style-name="dp2">
          <draw:page-thumbnail draw:name="Google Shape;57;g3cd1cdd2c3_0_0:notes" draw:style-name="gr1" draw:layer="layout" svg:width="16.932cm" svg:height="9.524cm" svg:x="1.059cm" svg:y="1.905cm" draw:page-number="2" presentation:class="page"/>
          <draw:frame draw:name="Google Shape;58;g3cd1cdd2c3_0_0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Database?" draw:style-name="dp3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hat </text:span><text:span text:style-name="T4">is a </text:span><text:span text:style-name="T4">Datab</text:span><text:span text:style-name="T4">ase?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“</text:span><text:span text:style-name="T5">A structured set of data held in a computer, </text:span><text:span text:style-name="T5">especially one that is accessible in various ways.” </text:span><text:span text:style-name="T5">(OED)</text:span></text:p>
            <text:p text:style-name="P10"><text:span text:style-name="T5"/></text:p>
            <text:p text:style-name="P11"><text:span text:style-name="T6">Structured</text:span><text:span text:style-name="T5"><text:tab/></text:span><text:span text:style-name="T5"><text:tab/></text:span><text:span text:style-name="T5">Data</text:span><text:span text:style-name="T5"><text:tab/></text:span><text:span text:style-name="T5"><text:tab/></text:span><text:span text:style-name="T7">Accessible in Various Ways</text:span></text:p>
          </draw:text-box>
        </draw:frame>
        <presentation:notes draw:style-name="dp2">
          <draw:page-thumbnail draw:name="Google Shape;63;g3cd1cdd2c3_0_5:notes" draw:style-name="gr1" draw:layer="layout" svg:width="16.932cm" svg:height="9.524cm" svg:x="1.059cm" svg:y="1.905cm" draw:page-number="3" presentation:class="page"/>
          <draw:frame draw:name="Google Shape;64;g3cd1cdd2c3_0_5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his is just one </text:span><text:span text:style-name="T3">definition (from the </text:span><text:span text:style-name="T3">OED) but you can </text:span><text:span text:style-name="T3">also mention </text:span><text:span text:style-name="T3">others.</text:span></text:p>
            </draw:text-box>
          </draw:frame>
        </presentation:notes>
      </draw:page>
      <draw:page draw:name="Why Use Databases?" draw:style-name="dp3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hy </text:span><text:span text:style-name="T4">Use </text:span><text:span text:style-name="T4">Datab</text:span><text:span text:style-name="T4">ases?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p xml:id="id1" text:id="id1" text:style-name="P4"><text:span text:style-name="T5">Why not just use a plain file?</text:span></text:p>
            <text:list text:style-name="L7">
              <text:list-item>
                <text:p xml:id="id2" text:id="id2" text:style-name="P4"><text:span text:style-name="T5">Databases define the structure of the data and the relationships between entities</text:span></text:p>
              </text:list-item>
              <text:list-item>
                <text:p xml:id="id3" text:id="id3" text:style-name="P4"><text:span text:style-name="T5">Databases provide data checking</text:span></text:p>
              </text:list-item>
              <text:list-item>
                <text:p xml:id="id4" text:id="id4" text:style-name="P4"><text:span text:style-name="T5">Databases provide transparent fast access</text:span></text:p>
              </text:list-item>
              <text:list-item>
                <text:p xml:id="id5" text:id="id5" text:style-name="P4"><text:span text:style-name="T5">Can eliminate redundancy and duplication</text:span></text:p>
              </text:list-item>
              <text:list-item>
                <text:p xml:id="id6" text:id="id6" text:style-name="P4"><text:span text:style-name="T5">Can be used to answer varied questions</text:span></text:p>
              </text:list-item>
            </text:list>
            <text:p xml:id="id7" text:id="id7" text:style-name="P4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2.5s" smil:targetElement="id1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2.5s" smil:targetElement="id2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2.5s" smil:targetElement="id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2.5s" smil:targetElement="id4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2.5s" smil:targetElement="id5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2.5s" smil:targetElement="id6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2.5s" smil:targetElement="id7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69;g3815ca6d0d_0_0:notes" draw:style-name="gr1" draw:layer="layout" svg:width="16.932cm" svg:height="9.524cm" svg:x="1.059cm" svg:y="1.905cm" draw:page-number="4" presentation:class="page"/>
          <draw:frame draw:name="Google Shape;70;g3815ca6d0d_0_0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 of Database?" draw:style-name="dp3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hat </text:span><text:span text:style-name="T4">Kind </text:span><text:span text:style-name="T4">of </text:span><text:span text:style-name="T4">Datab</text:span><text:span text:style-name="T4">ase?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There are many kinds of database but the most </text:span><text:span text:style-name="T5">frequently used is the Relational kind</text:span></text:p>
              </text:list-item>
              <text:list-item>
                <text:p text:style-name="P7"><text:span text:style-name="T5">Other kinds include Key/Value, Graph, Document </text:span><text:span text:style-name="T5">(all often generically called NoSQL databases)</text:span></text:p>
              </text:list-item>
              <text:list-item>
                <text:p text:style-name="P7"><text:span text:style-name="T5">We’re going to look at Relational Database, the </text:span><text:span text:style-name="T5">most widely used and supported by standards</text:span></text:p>
              </text:list-item>
            </text:list>
          </draw:text-box>
        </draw:frame>
        <presentation:notes draw:style-name="dp2">
          <draw:page-thumbnail draw:name="Google Shape;75;g32f01a6362_0_0:notes" draw:style-name="gr1" draw:layer="layout" svg:width="16.932cm" svg:height="9.524cm" svg:x="1.059cm" svg:y="1.905cm" draw:page-number="5" presentation:class="page"/>
          <draw:frame draw:name="Google Shape;76;g32f01a6362_0_0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QL?" draw:style-name="dp3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hat </text:span><text:span text:style-name="T4">is </text:span><text:span text:style-name="T4">SQL?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8">SQL (Structured Query Language) is used to access </text:span><text:span text:style-name="T8">relational databases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9">Pronounced S-Q-L or Sequel (many people use both)</text:span></text:p>
                  </text:list-item>
                </text:list>
              </text:list-item>
              <text:list-item>
                <text:p text:style-name="P7"><text:span text:style-name="T8">Provides for query, update, insert and delete</text:span></text:p>
              </text:list-item>
              <text:list-item>
                <text:p text:style-name="P7"><text:span text:style-name="T8">Can create and alter the data structure</text:span></text:p>
              </text:list-item>
              <text:list-item>
                <text:p text:style-name="P7"><text:span text:style-name="T8">SQL is non-procedural (no loops, no if-then-else…)</text:span></text:p>
              </text:list-item>
              <text:list-item>
                <text:p text:style-name="P7"><text:span text:style-name="T8">You specify what you want and the RDBMS works out </text:span><text:span text:style-name="T8">how to achieve it</text:span></text:p>
              </text:list-item>
            </text:list>
          </draw:text-box>
        </draw:frame>
        <presentation:notes draw:style-name="dp2">
          <draw:page-thumbnail draw:name="Google Shape;81;g3815ca6d0d_0_5:notes" draw:style-name="gr1" draw:layer="layout" svg:width="16.932cm" svg:height="9.524cm" svg:x="1.059cm" svg:y="1.905cm" draw:page-number="6" presentation:class="page"/>
          <draw:frame draw:name="Google Shape;82;g3815ca6d0d_0_5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an RDBMS?" draw:style-name="dp3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hat’s </text:span><text:span text:style-name="T4">an </text:span><text:span text:style-name="T4">RDBM</text:span><text:span text:style-name="T4">S?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RDBMS (Relational Database Management System) </text:span><text:span text:style-name="T5">is a layer of software between the application and </text:span><text:span text:style-name="T5">the file system.</text:span></text:p>
            <text:p text:style-name="P10"><text:span text:style-name="T5">It processes requests in SQL from application code </text:span><text:span text:style-name="T5">and returns query results and status.</text:span></text:p>
            <text:p text:style-name="P10"><text:span text:style-name="T5">Stores data in tables of rows and columns</text:span></text:p>
          </draw:text-box>
        </draw:frame>
        <presentation:notes draw:style-name="dp2">
          <draw:page-thumbnail draw:name="Google Shape;87;g32f01a6362_0_5:notes" draw:style-name="gr1" draw:layer="layout" svg:width="16.932cm" svg:height="9.524cm" svg:x="1.059cm" svg:y="1.905cm" draw:page-number="7" presentation:class="page"/>
          <draw:frame draw:name="Google Shape;88;g32f01a6362_0_5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s, Columns, Rows" draw:style-name="dp3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Tables</text:span><text:span text:style-name="T4">, </text:span><text:span text:style-name="T4">Colum</text:span><text:span text:style-name="T4">ns, </text:span><text:span text:style-name="T4">Rows</text:span></text:p>
          </draw:text-box>
        </draw:frame>
        <draw:frame draw:name="Google Shape;97;p20" draw:style-name="standard" draw:layer="layout" svg:width="10.725cm" svg:height="4.403cm" svg:x="0.866cm" svg:y="4.02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10">id</text:span></text:p>
              </table:table-cell>
              <table:table-cell>
                <text:p text:style-name="P4"><text:span text:style-name="T10">name</text:span></text:p>
              </table:table-cell>
              <table:table-cell>
                <text:p text:style-name="P4"><text:span text:style-name="T10">telephone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1">324</text:span></text:p>
              </table:table-cell>
              <table:table-cell>
                <text:p text:style-name="P4"><text:span text:style-name="T11">Thomas Jones</text:span></text:p>
              </table:table-cell>
              <table:table-cell>
                <text:p text:style-name="P4"><text:span text:style-name="T11">01612345678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1">329</text:span></text:p>
              </table:table-cell>
              <table:table-cell>
                <text:p text:style-name="P4"><text:span text:style-name="T11">Sally Duncan</text:span></text:p>
              </table:table-cell>
              <table:table-cell>
                <text:p text:style-name="P4"><text:span text:style-name="T11">07987654321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1">337</text:span></text:p>
              </table:table-cell>
              <table:table-cell>
                <text:p text:style-name="P4"><text:span text:style-name="T11">Jenny Martin</text:span></text:p>
              </table:table-cell>
              <table:table-cell>
                <text:p text:style-name="P4"><text:span text:style-name="T11">0161345678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98;p20" draw:style-name="gr2" draw:text-style-name="P12" draw:layer="layout" svg:width="6.871cm" svg:height="1.007cm" svg:x="0.866cm" svg:y="2.922cm">
          <text:p text:style-name="P4"><text:span text:style-name="T12">CUSTOMERS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0" draw:style-name="gr2" draw:text-style-name="P12" draw:layer="layout" svg:width="6.702cm" svg:height="1.007cm" svg:x="12.443cm" svg:y="7.187cm">
          <text:p text:style-name="P4"><text:span text:style-name="T12">BOOKINGS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20" draw:style-name="standard" draw:layer="layout" svg:width="12.441cm" svg:height="4.403cm" svg:x="12.443cm" svg:y="8.40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"><text:span text:style-name="T10">id</text:span></text:p>
              </table:table-cell>
              <table:table-cell>
                <text:p text:style-name="P4"><text:span text:style-name="T10">customer</text:span></text:p>
              </table:table-cell>
              <table:table-cell>
                <text:p text:style-name="P4"><text:span text:style-name="T10">startDate</text:span></text:p>
              </table:table-cell>
              <table:table-cell>
                <text:p text:style-name="P4"><text:span text:style-name="T10">night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1">23</text:span></text:p>
              </table:table-cell>
              <table:table-cell>
                <text:p text:style-name="P4"><text:span text:style-name="T11">329</text:span></text:p>
              </table:table-cell>
              <table:table-cell>
                <text:p text:style-name="P4"><text:span text:style-name="T11">2018-06-14</text:span></text:p>
              </table:table-cell>
              <table:table-cell>
                <text:p text:style-name="P4"><text:span text:style-name="T11">3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1">24</text:span></text:p>
              </table:table-cell>
              <table:table-cell>
                <text:p text:style-name="P4"><text:span text:style-name="T11">337</text:span></text:p>
              </table:table-cell>
              <table:table-cell>
                <text:p text:style-name="P4"><text:span text:style-name="T11">2018-05-27</text:span></text:p>
              </table:table-cell>
              <table:table-cell>
                <text:p text:style-name="P4"><text:span text:style-name="T11">5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1">25</text:span></text:p>
              </table:table-cell>
              <table:table-cell>
                <text:p text:style-name="P4"><text:span text:style-name="T11">329</text:span></text:p>
              </table:table-cell>
              <table:table-cell>
                <text:p text:style-name="P4"><text:span text:style-name="T11">2018-06-25</text:span></text:p>
              </table:table-cell>
              <table:table-cell>
                <text:p text:style-name="P4"><text:span text:style-name="T11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01;p20" draw:style-name="gr3" draw:text-style-name="P13" draw:layer="layout" svg:width="4.39cm" svg:height="1.151cm" svg:x="13.172cm" svg:y="5.632cm">
          <text:p text:style-name="P4"><text:span text:style-name="T12">Table Name</text:span></text:p>
          <draw:enhanced-geometry draw:mirror-horizontal="false" draw:mirror-vertical="false" draw:text-areas="?f38 ?f38 ?f39 ?f40" svg:viewBox="0 0 0 0" draw:type="ooxml-wedgeRoundRectCallout" draw:modifiers="-33672 12343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2;p20" draw:style-name="gr3" draw:text-style-name="P13" draw:layer="layout" svg:width="5.362cm" svg:height="1.257cm" svg:x="14.036cm" svg:y="3.419cm">
          <text:p text:style-name="P4"><text:span text:style-name="T12">Column Names</text:span></text:p>
          <draw:enhanced-geometry draw:mirror-horizontal="false" draw:mirror-vertical="false" draw:text-areas="?f38 ?f38 ?f39 ?f40" svg:viewBox="0 0 0 0" draw:type="ooxml-wedgeRoundRectCallout" draw:modifiers="-109701 4438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3;p20" draw:style-name="gr3" draw:text-style-name="P13" draw:layer="layout" svg:width="3.274cm" svg:height="1.331cm" svg:x="7.162cm" svg:y="9.941cm">
          <text:p text:style-name="P4"><text:span text:style-name="T11">Rows</text:span></text:p>
          <draw:enhanced-geometry draw:mirror-horizontal="false" draw:mirror-vertical="false" draw:text-areas="?f38 ?f38 ?f39 ?f40" svg:viewBox="0 0 0 0" draw:type="ooxml-wedgeRoundRectCallout" draw:modifiers="108240 -4189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4;p20" draw:style-name="gr3" draw:text-style-name="P13" draw:layer="layout" svg:width="3.274cm" svg:height="1.331cm" svg:x="7.162cm" svg:y="9.941cm">
          <text:p text:style-name="P4"><text:span text:style-name="T12">Rows</text:span></text:p>
          <draw:enhanced-geometry draw:mirror-horizontal="false" draw:mirror-vertical="false" draw:text-areas="?f38 ?f38 ?f39 ?f40" svg:viewBox="0 0 0 0" draw:type="ooxml-wedgeRoundRectCallout" draw:modifiers="111537 3648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5;p20" draw:style-name="gr3" draw:text-style-name="P13" draw:layer="layout" svg:width="4.39cm" svg:height="1.151cm" svg:x="1.55cm" svg:y="10.031cm">
          <text:p text:style-name="P4"><text:span text:style-name="T12">Columns</text:span></text:p>
          <draw:enhanced-geometry draw:mirror-horizontal="false" draw:mirror-vertical="false" draw:text-areas="?f38 ?f38 ?f39 ?f40" svg:viewBox="0 0 0 0" draw:type="ooxml-wedgeRoundRectCallout" draw:modifiers="-44340 -16872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6;p20" draw:style-name="gr3" draw:text-style-name="P13" draw:layer="layout" svg:width="4.39cm" svg:height="1.151cm" svg:x="1.55cm" svg:y="10.031cm">
          <text:p text:style-name="P4"><text:span text:style-name="T12">Columns</text:span></text:p>
          <draw:enhanced-geometry draw:mirror-horizontal="false" draw:mirror-vertical="false" draw:text-areas="?f38 ?f38 ?f39 ?f40" svg:viewBox="0 0 0 0" draw:type="ooxml-wedgeRoundRectCallout" draw:modifiers="27143 -16872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93;g32f01a6362_0_10:notes" draw:style-name="gr1" draw:layer="layout" svg:width="16.932cm" svg:height="9.524cm" svg:x="1.059cm" svg:y="1.905cm" draw:page-number="8" presentation:class="page"/>
          <draw:frame draw:name="Google Shape;94;g32f01a6362_0_10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Not Combine the Data?" draw:style-name="dp4" draw:master-page-name="TITLE_5f_AND_5f_BODY" presentation:presentation-page-layout-name="AL2T1">
        <draw:frame draw:name="Google Shape;11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hy </text:span><text:span text:style-name="T4">Not </text:span><text:span text:style-name="T4">Combi</text:span><text:span text:style-name="T4">ne the </text:span><text:span text:style-name="T4">Data?</text:span></text:p>
          </draw:text-box>
        </draw:frame>
        <draw:frame draw:name="Google Shape;112;p21" presentation:style-name="pr5" draw:text-style-name="P8" draw:layer="layout" svg:width="23.667cm" svg:height="9.489cm" svg:x="0.866cm" svg:y="3.201cm" presentation:class="outline" presentation:user-transformed="true">
          <draw:text-box>
            <text:p xml:id="id8" text:id="id8" text:style-name="P10"><text:span text:style-name="T13"/></text:p>
            <text:p xml:id="id9" text:id="id9" text:style-name="P10"><text:span text:style-name="T14"/></text:p>
            <text:p xml:id="id10" text:id="id10" text:style-name="P10"><text:span text:style-name="T14"/></text:p>
            <text:p xml:id="id11" text:id="id11" text:style-name="P10"><text:span text:style-name="T14"/></text:p>
            <text:list text:style-name="L13">
              <text:list-item>
                <text:p xml:id="id12" text:id="id12" text:style-name="P10"><text:span text:style-name="T15">What happened to Thomas Jones?</text:span></text:p>
              </text:list-item>
              <text:list-item>
                <text:p xml:id="id13" text:id="id13" text:style-name="P10"><text:span text:style-name="T15">What do we need to do if Sally changes her phone number?</text:span></text:p>
              </text:list-item>
            </text:list>
          </draw:text-box>
        </draw:frame>
        <draw:frame draw:name="Google Shape;113;p21" draw:style-name="standard" draw:layer="layout" svg:width="20.106cm" svg:height="4.403cm" svg:x="0.866cm" svg:y="4.523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4"><text:span text:style-name="T12">id</text:span></text:p>
              </table:table-cell>
              <table:table-cell>
                <text:p text:style-name="P4"><text:span text:style-name="T12">customerName</text:span></text:p>
              </table:table-cell>
              <table:table-cell>
                <text:p text:style-name="P4"><text:span text:style-name="T12">custTelephone</text:span></text:p>
              </table:table-cell>
              <table:table-cell>
                <text:p text:style-name="P4"><text:span text:style-name="T12">startDate</text:span></text:p>
              </table:table-cell>
              <table:table-cell>
                <text:p text:style-name="P4"><text:span text:style-name="T12">night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1">23</text:span></text:p>
              </table:table-cell>
              <table:table-cell>
                <text:p text:style-name="P4"><text:span text:style-name="T11">Sally Duncan</text:span></text:p>
              </table:table-cell>
              <table:table-cell>
                <text:p text:style-name="P4"><text:span text:style-name="T11">07987654321</text:span></text:p>
              </table:table-cell>
              <table:table-cell>
                <text:p text:style-name="P4"><text:span text:style-name="T11">2018-06-14</text:span></text:p>
              </table:table-cell>
              <table:table-cell>
                <text:p text:style-name="P4"><text:span text:style-name="T11">3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1">24</text:span></text:p>
              </table:table-cell>
              <table:table-cell>
                <text:p text:style-name="P4"><text:span text:style-name="T11">Jenny Martin</text:span></text:p>
              </table:table-cell>
              <table:table-cell>
                <text:p text:style-name="P4"><text:span text:style-name="T11">01613456789</text:span></text:p>
              </table:table-cell>
              <table:table-cell>
                <text:p text:style-name="P4"><text:span text:style-name="T11">2018-05-27</text:span></text:p>
              </table:table-cell>
              <table:table-cell>
                <text:p text:style-name="P4"><text:span text:style-name="T11">5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1">25</text:span></text:p>
              </table:table-cell>
              <table:table-cell>
                <text:p text:style-name="P4"><text:span text:style-name="T11">Sally Duncan</text:span></text:p>
              </table:table-cell>
              <table:table-cell>
                <text:p text:style-name="P4"><text:span text:style-name="T11">07987654321</text:span></text:p>
              </table:table-cell>
              <table:table-cell>
                <text:p text:style-name="P4"><text:span text:style-name="T11">2018-06-25</text:span></text:p>
              </table:table-cell>
              <table:table-cell>
                <text:p text:style-name="P4"><text:span text:style-name="T11">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14;p21" draw:style-name="gr2" draw:text-style-name="P12" draw:layer="layout" svg:width="6.702cm" svg:height="1.007cm" svg:x="0.866cm" svg:y="3.516cm">
          <text:p text:style-name="P4"><text:span text:style-name="T12">BOOKINGS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2" draw:text-style-name="P12" xml:id="id14" draw:id="id14" draw:layer="layout" svg:width="8.601cm" svg:height="2.377cm" svg:x="7.81cm" svg:y="11.909cm">
          <text:p text:style-name="P4"><text:span text:style-name="T4"><text:s/></text:span><text:span text:style-name="T16">(Don’t do this!!!)</text:span></text:p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2.5s" smil:targetElement="id8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2.5s" smil:targetElement="id9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2.5s" smil:targetElement="id10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2.5s" smil:targetElement="id11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2.5s" smil:targetElement="id12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2.5s" smil:targetElement="id1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08;g36f4f61fcc_0_8:notes" draw:style-name="gr1" draw:layer="layout" svg:width="16.932cm" svg:height="9.524cm" svg:x="1.059cm" svg:y="1.905cm" draw:page-number="9" presentation:class="page"/>
          <draw:frame draw:name="Google Shape;109;g36f4f61fcc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Started" draw:style-name="dp3" draw:master-page-name="TITLE_5f_AND_5f_BODY" presentation:presentation-page-layout-name="AL2T1">
        <draw:frame draw:name="Google Shape;12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Let’s </text:span><text:span text:style-name="T4">Get </text:span><text:span text:style-name="T4">Starte</text:span><text:span text:style-name="T4">d</text:span></text:p>
          </draw:text-box>
        </draw:frame>
        <draw:frame draw:name="Google Shape;121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7">We shall use PostgreSQL - a widely used relational database. It's </text:span><text:span text:style-name="T17">open-source and free to use.</text:span></text:p>
            <text:p text:style-name="P10"><text:span text:style-name="T18"/></text:p>
            <text:p text:style-name="P10"><text:span text:style-name="T17">If you have Ubuntu as your operating system you can install it using:</text:span></text:p>
            <text:p text:style-name="P10"><text:span text:style-name="T19"><text:line-break/></text:span><text:span text:style-name="T20">Enter your Ubuntu user password when prompted</text:span></text:p>
            <text:p text:style-name="P10"><text:span text:style-name="T21"/></text:p>
            <text:p text:style-name="P10"><text:span text:style-name="T15">Verify your installation using:</text:span></text:p>
            <text:p text:style-name="P10"><text:span text:style-name="T15"><text:tab/></text:span></text:p>
          </draw:text-box>
        </draw:frame>
        <draw:custom-shape draw:name="Google Shape;122;p22" draw:style-name="gr4" draw:text-style-name="P14" draw:layer="layout" svg:width="23.562cm" svg:height="1.319cm" svg:x="0.919cm" svg:y="7.906cm">
          <text:p text:style-name="P4"><text:span text:style-name="T22">$ sudo apt-get install postgresql postgresql-contri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4" draw:text-style-name="P14" draw:layer="layout" svg:width="23.562cm" svg:height="1.177cm" svg:x="0.919cm" svg:y="11.694cm">
          <text:p text:style-name="P4"><text:span text:style-name="T22">$ psql --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36f4f61fcc_0_16:notes" draw:style-name="gr1" draw:layer="layout" svg:width="16.932cm" svg:height="9.524cm" svg:x="1.059cm" svg:y="1.905cm" draw:page-number="10" presentation:class="page"/>
          <draw:frame draw:name="Google Shape;118;g36f4f61fcc_0_16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User then the Database" draw:style-name="dp3" draw:master-page-name="TITLE_5f_AND_5f_BODY" presentation:presentation-page-layout-name="AL2T1">
        <draw:frame draw:name="Google Shape;12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reate </text:span><text:span text:style-name="T4">a User </text:span><text:span text:style-name="T4">then </text:span><text:span text:style-name="T4">the </text:span><text:span text:style-name="T4">Datab</text:span><text:span text:style-name="T4">ase</text:span></text:p>
          </draw:text-box>
        </draw:frame>
        <draw:frame draw:name="Google Shape;129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To create your DB user you'll have to use the postgres user - </text:span><text:span text:style-name="T15">but only this once…</text:span></text:p>
            <text:p text:style-name="P10"><text:span text:style-name="T15"/></text:p>
            <text:p text:style-name="P10"><text:span text:style-name="T20">Note: you may need to enter your Ubuntu password to run sudo…</text:span></text:p>
            <text:p text:style-name="P10"><text:span text:style-name="T15">Now create the database for this session:</text:span></text:p>
            <text:p text:style-name="P10"><text:span text:style-name="T20"/></text:p>
            <text:p text:style-name="P10"><text:span text:style-name="T20"/></text:p>
            <text:p text:style-name="P10"><text:span text:style-name="T15">NOTE: if &lt;your user name&gt; is the username you use to log </text:span><text:span text:style-name="T15">in to Ubuntu then you can log in without username or </text:span><text:span text:style-name="T15">password.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</draw:text-box>
        </draw:frame>
        <draw:custom-shape draw:name="Google Shape;130;p23" draw:style-name="gr4" draw:text-style-name="P14" draw:layer="layout" svg:width="23.562cm" svg:height="1.323cm" svg:x="0.919cm" svg:y="5.705cm">
          <text:p text:style-name="P4"><text:span text:style-name="T22">$ sudo -u postgres createuser -P --createdb &lt;your user nam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3" draw:style-name="gr4" draw:text-style-name="P14" draw:layer="layout" svg:width="23.562cm" svg:height="1.323cm" svg:x="0.919cm" svg:y="8.9cm">
          <text:p text:style-name="P4"><text:span text:style-name="T22">$ createdb cyf_ho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36f4f61fcc_0_21:notes" draw:style-name="gr1" draw:layer="layout" svg:width="16.932cm" svg:height="9.524cm" svg:x="1.059cm" svg:y="1.905cm" draw:page-number="11" presentation:class="page"/>
          <draw:frame draw:name="Google Shape;126;g36f4f61fcc_0_21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 the psql Command Line Interface (CLI)" draw:style-name="dp3" draw:master-page-name="TITLE_5f_AND_5f_BODY" presentation:presentation-page-layout-name="AL2T1">
        <draw:frame draw:name="Google Shape;13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Run </text:span><text:span text:style-name="T4">the </text:span><text:span text:style-name="T4">psql </text:span><text:span text:style-name="T4">Comm</text:span><text:span text:style-name="T4">and </text:span><text:span text:style-name="T4">Line </text:span><text:span text:style-name="T4">Interfa</text:span><text:span text:style-name="T4">ce </text:span><text:span text:style-name="T4">(CLI)</text:span></text:p>
          </draw:text-box>
        </draw:frame>
        <draw:frame draw:name="Google Shape;137;p2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Open a terminal on your laptop then type:</text:span></text:p>
          </draw:text-box>
        </draw:frame>
        <draw:custom-shape draw:name="Google Shape;138;p24" draw:style-name="gr4" draw:text-style-name="P14" draw:layer="layout" svg:width="23.816cm" svg:height="8.114cm" svg:x="0.972cm" svg:y="4.93cm">
          <text:p text:style-name="P4"><text:span text:style-name="T23">$</text:span><text:span text:style-name="T24"> psql cyf_hotel &lt;username&gt;</text:span></text:p>
          <text:p text:style-name="P4"><text:span text:style-name="T23">...</text:span></text:p>
          <text:p text:style-name="P4"><text:span text:style-name="T23">cyf=#&gt;</text:span><text:span text:style-name="T24"> help</text:span></text:p>
          <text:p text:style-name="P4"><text:span text:style-name="T23">You are using psql, the command-line interface to PostgreSQL.</text:span></text:p>
          <text:p text:style-name="P4"><text:span text:style-name="T23">Type: <text:s/>\copyright for distribution terms</text:span></text:p>
          <text:p text:style-name="P4"><text:span text:style-name="T23"><text:s text:c="3"/></text:span><text:span text:style-name="T23"><text:tab/></text:span><text:span text:style-name="T23">\h for help with SQL commands</text:span></text:p>
          <text:p text:style-name="P4"><text:span text:style-name="T23"><text:s text:c="3"/></text:span><text:span text:style-name="T23"><text:tab/></text:span><text:span text:style-name="T23">\? for help with psql commands</text:span></text:p>
          <text:p text:style-name="P4"><text:span text:style-name="T23"><text:s text:c="3"/></text:span><text:span text:style-name="T23"><text:tab/></text:span><text:span text:style-name="T23">\g or terminate with semicolon to execute query</text:span></text:p>
          <text:p text:style-name="P4"><text:span text:style-name="T23"><text:s text:c="3"/></text:span><text:span text:style-name="T23"><text:tab/></text:span><text:span text:style-name="T23">\q to quit</text:span></text:p>
          <text:p text:style-name="P4"><text:span text:style-name="T23">cyf=#&gt;</text:span></text:p>
          <text:p text:style-name="P4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36f4f61fcc_0_27:notes" draw:style-name="gr1" draw:layer="layout" svg:width="16.932cm" svg:height="9.524cm" svg:x="1.059cm" svg:y="1.905cm" draw:page-number="12" presentation:class="page"/>
          <draw:frame draw:name="Google Shape;134;g36f4f61fcc_0_27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pulate the Hotel Database" draw:style-name="dp3" draw:master-page-name="TITLE_5f_AND_5f_BODY" presentation:presentation-page-layout-name="AL2T1">
        <draw:frame draw:name="Google Shape;143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Popul</text:span><text:span text:style-name="T4">ate the </text:span><text:span text:style-name="T4">Hotel </text:span><text:span text:style-name="T4">Datab</text:span><text:span text:style-name="T4">ase</text:span></text:p>
          </draw:text-box>
        </draw:frame>
        <draw:frame draw:name="Google Shape;144;p2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Load the initial data (so that you can start practising) from </text:span><text:span text:style-name="T15">the supplied script:</text:span></text:p>
          </draw:text-box>
        </draw:frame>
        <draw:custom-shape draw:name="Google Shape;145;p25" draw:style-name="gr4" draw:text-style-name="P14" draw:layer="layout" svg:width="23.502cm" svg:height="6.054cm" svg:x="1.031cm" svg:y="5.847cm">
          <text:p text:style-name="P4"><text:span text:style-name="T23">$ </text:span><text:span text:style-name="T25">cd path/to/script</text:span></text:p>
          <text:p text:style-name="P4"><text:span text:style-name="T23">$</text:span><text:span text:style-name="T25"> psql cyf_hotel keith</text:span></text:p>
          <text:p text:style-name="P4"><text:span text:style-name="T23">... </text:span></text:p>
          <text:p text:style-name="P4"><text:span text:style-name="T23">cyf_hotel=&gt; </text:span><text:span text:style-name="T25">\include build-hotel.sql</text:span></text:p>
          <text:p text:style-name="P4"><text:span text:style-name="T23">...</text:span></text:p>
          <text:p text:style-name="P4"><text:span text:style-name="T23">cyf_hotel=&gt; </text:span><text:span text:style-name="T25">\dt</text:span></text:p>
          <text:p text:style-name="P4"><text:span text:style-name="T23">...</text:span></text:p>
          <text:p text:style-name="P4"><text:span text:style-name="T23"/></text:p>
          <text:p text:style-name="P4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3d8dd1f348_0_107:notes" draw:style-name="gr1" draw:layer="layout" svg:width="16.932cm" svg:height="9.524cm" svg:x="1.059cm" svg:y="1.905cm" draw:page-number="13" presentation:class="page"/>
          <draw:frame draw:name="Google Shape;141;g3d8dd1f348_0_107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ELECT Statement" draw:style-name="dp3" draw:master-page-name="TITLE_5f_AND_5f_BODY" presentation:presentation-page-layout-name="AL2T1">
        <draw:frame draw:name="Google Shape;150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The </text:span><text:span text:style-name="T4">SELE</text:span><text:span text:style-name="T4">CT </text:span><text:span text:style-name="T4">State</text:span><text:span text:style-name="T4">ment</text:span></text:p>
          </draw:text-box>
        </draw:frame>
        <draw:frame draw:name="Google Shape;151;p26" presentation:style-name="pr5" draw:text-style-name="P8" draw:layer="layout" svg:width="24.119cm" svg:height="9.489cm" svg:x="0.866cm" svg:y="3.201cm" presentation:class="outline" presentation:user-transformed="true">
          <draw:text-box>
            <text:p text:style-name="P10"><text:span text:style-name="T5">To get data out of a table you use the SELECT </text:span><text:span text:style-name="T5">statement:</text:span></text:p>
            <text:p text:style-name="P10"><text:span text:style-name="T26"><text:s/></text:span><text:span text:style-name="T26">SELECT ... FROM ...; </text:span><text:span text:style-name="T27">-</text:span></text:p>
            <text:p text:style-name="P10"><text:span text:style-name="T28">For example:</text:span></text:p>
            <text:p text:style-name="P10"><text:span text:style-name="T26"><text:s/></text:span><text:span text:style-name="T26">SELECT name, phone, country FROM customers; </text:span><text:span text:style-name="T29">-</text:span></text:p>
            <text:p text:style-name="P10"><text:span text:style-name="T26"><text:s/></text:span><text:span text:style-name="T26">SELECT * FROM rooms; </text:span><text:span text:style-name="T27">-</text:span></text:p>
            <text:p text:style-name="P10"><text:span text:style-name="T28">(Upper/Lower case only for emphasis - SQL accepts either)</text:span></text:p>
          </draw:text-box>
        </draw:frame>
        <draw:custom-shape draw:name="Google Shape;152;p26" draw:style-name="gr5" draw:text-style-name="P13" draw:layer="layout" svg:width="7.933cm" svg:height="2.747cm" svg:x="15.424cm" svg:y="4.68cm">
          <text:p text:style-name="P4"><text:span text:style-name="T30">Semicolon to end an SQL command</text:span></text:p>
          <draw:enhanced-geometry draw:mirror-horizontal="false" draw:mirror-vertical="false" draw:text-areas="?f38 ?f38 ?f39 ?f40" svg:viewBox="0 0 0 0" draw:type="ooxml-wedgeRoundRectCallout" draw:modifiers="-94152 2500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47;g3d8dd1f348_0_40:notes" draw:style-name="gr1" draw:layer="layout" svg:width="16.932cm" svg:height="9.524cm" svg:x="1.059cm" svg:y="1.905cm" draw:page-number="14" presentation:class="page"/>
          <draw:frame draw:name="Google Shape;148;g3d8dd1f348_0_40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ing the Order of Columns" draw:style-name="dp3" draw:master-page-name="TITLE_5f_AND_5f_BODY" presentation:presentation-page-layout-name="AL2T1">
        <draw:frame draw:name="Google Shape;157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hang</text:span><text:span text:style-name="T4">ing the </text:span><text:span text:style-name="T4">Order </text:span><text:span text:style-name="T4">of </text:span><text:span text:style-name="T4">Colum</text:span><text:span text:style-name="T4">ns</text:span></text:p>
          </draw:text-box>
        </draw:frame>
        <draw:frame draw:name="Google Shape;158;p27" presentation:style-name="pr5" draw:text-style-name="P8" draw:layer="layout" svg:width="23.947cm" svg:height="9.489cm" svg:x="0.866cm" svg:y="3.201cm" presentation:class="outline" presentation:user-transformed="true">
          <draw:text-box>
            <text:p text:style-name="P10"><text:span text:style-name="T15">You can return columns in any order:</text:span></text:p>
            <text:p text:style-name="P10"><text:span text:style-name="T26"><text:s/></text:span><text:span text:style-name="T26">SELECT country, name, </text:span><text:span text:style-name="T29">-</text:span><text:span text:style-name="T26"> </text:span></text:p>
            <text:p text:style-name="P10"><text:span text:style-name="T26"><text:s text:c="3"/></text:span><text:span text:style-name="T26">phone FROM </text:span><text:span text:style-name="T29">-</text:span><text:span text:style-name="T26"> </text:span></text:p>
            <text:p text:style-name="P10"><text:span text:style-name="T26"><text:s text:c="3"/></text:span><text:span text:style-name="T26">customers; </text:span><text:span text:style-name="T29">- </text:span><text:span text:style-name="T31">Commands can run over several lines</text:span></text:p>
            <text:p text:style-name="P10"><text:span text:style-name="T31"/></text:p>
            <text:p text:style-name="P10"><text:span text:style-name="T31">To see the column names in a table use either:</text:span></text:p>
            <text:p text:style-name="P10"><text:span text:style-name="T26"><text:s/></text:span><text:span text:style-name="T26">SELECT * FROM customers; </text:span><text:span text:style-name="T29">- </text:span><text:span text:style-name="T31">Or</text:span></text:p>
            <text:p text:style-name="P10"><text:span text:style-name="T26"><text:s/></text:span><text:span text:style-name="T26">\d customers </text:span><text:span text:style-name="T29">-</text:span></text:p>
            <text:p text:style-name="P10"><text:span text:style-name="T31"/></text:p>
          </draw:text-box>
        </draw:frame>
        <presentation:notes draw:style-name="dp2">
          <draw:page-thumbnail draw:name="Google Shape;154;g3d8dd1f348_0_45:notes" draw:style-name="gr1" draw:layer="layout" svg:width="16.932cm" svg:height="9.524cm" svg:x="1.059cm" svg:y="1.905cm" draw:page-number="15" presentation:class="page"/>
          <draw:frame draw:name="Google Shape;155;g3d8dd1f348_0_45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5" draw:master-page-name="TITLE_5f_AND_5f_BODY" presentation:presentation-page-layout-name="AL2T1">
        <draw:frame draw:name="Google Shape;163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xerci</text:span><text:span text:style-name="T4">se:</text:span></text:p>
          </draw:text-box>
        </draw:frame>
        <draw:frame draw:name="Google Shape;164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5">
              <text:list-item>
                <text:p text:style-name="P7"><text:span text:style-name="T15">List the name, phone and email for all customers</text:span></text:p>
              </text:list-item>
              <text:list-item>
                <text:p text:style-name="P7"><text:span text:style-name="T15">List all the details of rooms</text:span></text:p>
              </text:list-item>
              <text:list-item>
                <text:p text:style-name="P7"><text:span text:style-name="T15">List the customer id, checkin date and number of guests </text:span><text:span text:style-name="T15">from reservations</text:span></text:p>
              </text:list-item>
            </text:list>
          </draw:text-box>
        </draw:frame>
        <presentation:notes draw:style-name="dp2">
          <draw:page-thumbnail draw:name="Google Shape;160;g3d8dd1f348_0_50:notes" draw:style-name="gr1" draw:layer="layout" svg:width="16.932cm" svg:height="9.524cm" svg:x="1.059cm" svg:y="1.905cm" draw:page-number="16" presentation:class="page"/>
          <draw:frame draw:name="Google Shape;161;g3d8dd1f348_0_50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Useful Non-standard psql Commands" draw:style-name="dp3" draw:master-page-name="TITLE_5f_AND_5f_BODY" presentation:presentation-page-layout-name="AL2T1">
        <draw:frame draw:name="Google Shape;169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ome </text:span><text:span text:style-name="T4">Useful </text:span><text:span text:style-name="T4">Non-</text:span><text:span text:style-name="T4">standa</text:span><text:span text:style-name="T4">rd psql </text:span><text:span text:style-name="T4">Comm</text:span><text:span text:style-name="T4">ands</text:span></text:p>
          </draw:text-box>
        </draw:frame>
        <draw:frame draw:name="Google Shape;170;p2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4"><text:span text:style-name="T17">Display a list of table names in the database:</text:span></text:p>
            <text:p text:style-name="P4"><text:span text:style-name="T17"><text:tab/></text:span><text:span text:style-name="T32"> </text:span><text:span text:style-name="T32">\dt </text:span><text:span text:style-name="T33"><text:s text:c="2"/></text:span><text:span text:style-name="T34">-</text:span></text:p>
            <text:p text:style-name="P4"><text:span text:style-name="T33">Display the definition of a table:</text:span></text:p>
            <text:p text:style-name="P4"><text:span text:style-name="T33"><text:tab/></text:span><text:span text:style-name="T32"> </text:span><text:span text:style-name="T32">\d tableName </text:span><text:span text:style-name="T33"><text:s text:c="2"/></text:span><text:span text:style-name="T35">-</text:span></text:p>
            <text:p text:style-name="P4"><text:span text:style-name="T33">Display help for SQL commands:</text:span></text:p>
            <text:p text:style-name="P4"><text:span text:style-name="T33"><text:tab/></text:span><text:span text:style-name="T32"> </text:span><text:span text:style-name="T32">\h [command] </text:span><text:span text:style-name="T33"><text:s text:c="2"/></text:span><text:span text:style-name="T35">-</text:span></text:p>
            <text:p text:style-name="P4"><text:span text:style-name="T33">Display a summary of psql (backslash) commands:</text:span></text:p>
            <text:p text:style-name="P4"><text:span text:style-name="T33"><text:tab/></text:span><text:span text:style-name="T32"> </text:span><text:span text:style-name="T32">\? </text:span><text:span text:style-name="T33"><text:s text:c="2"/></text:span><text:span text:style-name="T36">-</text:span><text:span text:style-name="T37"> <text:s/></text:span><text:span text:style-name="T33"><text:s/></text:span></text:p>
            <text:p text:style-name="P4"><text:span text:style-name="T33">Exit (quit) from psql: </text:span></text:p>
            <text:p text:style-name="P4"><text:span text:style-name="T33"><text:tab/></text:span><text:span text:style-name="T32"> </text:span><text:span text:style-name="T32">\q </text:span><text:span text:style-name="T33"><text:s text:c="2"/></text:span><text:span text:style-name="T36">-</text:span></text:p>
          </draw:text-box>
        </draw:frame>
        <presentation:notes draw:style-name="dp2">
          <draw:page-thumbnail draw:name="Google Shape;166;g3d8dd1f348_0_55:notes" draw:style-name="gr1" draw:layer="layout" svg:width="16.932cm" svg:height="9.524cm" svg:x="1.059cm" svg:y="1.905cm" draw:page-number="17" presentation:class="page"/>
          <draw:frame draw:name="Google Shape;167;g3d8dd1f348_0_55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6" draw:master-page-name="TITLE_5f_AND_5f_BODY" presentation:presentation-page-layout-name="AL2T1">
        <draw:frame draw:name="Google Shape;175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xerci</text:span><text:span text:style-name="T4">se:</text:span></text:p>
          </draw:text-box>
        </draw:frame>
        <draw:frame draw:name="Google Shape;176;p3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5">
              <text:list-item>
                <text:p text:style-name="P7"><text:span text:style-name="T15">Display the definition of the customers table</text:span></text:p>
              </text:list-item>
              <text:list-item>
                <text:p text:style-name="P7"><text:span text:style-name="T15">Display the help for the SELECT command</text:span></text:p>
              </text:list-item>
              <text:list-item>
                <text:p text:style-name="P7"><text:span text:style-name="T15">Read the psql command help and find out what \dS does, </text:span><text:span text:style-name="T15">then try it</text:span></text:p>
              </text:list-item>
            </text:list>
          </draw:text-box>
        </draw:frame>
        <presentation:notes draw:style-name="dp2">
          <draw:page-thumbnail draw:name="Google Shape;172;g8c3f4a91f6_0_0:notes" draw:style-name="gr1" draw:layer="layout" svg:width="16.932cm" svg:height="9.524cm" svg:x="1.059cm" svg:y="1.905cm" draw:page-number="18" presentation:class="page"/>
          <draw:frame draw:name="Google Shape;173;g8c3f4a91f6_0_0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ing More Than Just Columns" draw:style-name="dp3" draw:master-page-name="TITLE_5f_AND_5f_BODY" presentation:presentation-page-layout-name="AL2T1">
        <draw:frame draw:name="Google Shape;181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ispla</text:span><text:span text:style-name="T4">ying </text:span><text:span text:style-name="T4">More </text:span><text:span text:style-name="T4">Than </text:span><text:span text:style-name="T4">Just </text:span><text:span text:style-name="T4">Colum</text:span><text:span text:style-name="T4">ns</text:span></text:p>
          </draw:text-box>
        </draw:frame>
        <draw:frame draw:name="Google Shape;182;p3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You can use expressions in SQL:</text:span></text:p>
            <text:p text:style-name="P10"><text:span text:style-name="T15"><text:tab/></text:span><text:span text:style-name="T26"> </text:span><text:span text:style-name="T26">SELECT room_no, rate * 0.85 FROM rooms;</text:span></text:p>
            <text:p text:style-name="P10"><text:span text:style-name="T28">Use a column alias to name the expression:</text:span></text:p>
            <text:p text:style-name="P10"><text:span text:style-name="T28"><text:tab/></text:span><text:span text:style-name="T38"> </text:span></text:p>
            <text:p text:style-name="P10"><text:span text:style-name="T28"/></text:p>
            <text:p text:style-name="P10"><text:span text:style-name="T28"/></text:p>
            <text:p text:style-name="P10"><text:span text:style-name="T28"/></text:p>
            <text:p text:style-name="P10"><text:span text:style-name="T28">Note: multi-line SQL, use ; (semicolon) to end</text:span></text:p>
          </draw:text-box>
        </draw:frame>
        <draw:custom-shape draw:name="Google Shape;183;p31" draw:style-name="gr6" draw:text-style-name="P15" draw:layer="layout" svg:width="21.341cm" svg:height="3.8cm" svg:x="2.398cm" svg:y="7cm">
          <text:p text:style-name="P10"><text:span text:style-name="T26">SELECT room_no, </text:span></text:p>
          <text:p text:style-name="P10"><text:span text:style-name="T26"><text:s text:c="7"/></text:span><text:span text:style-name="T26">rate * 0.85 </text:span><text:span text:style-name="T39">AS discounted_rate</text:span></text:p>
          <text:p text:style-name="P10"><text:span text:style-name="T26"><text:s text:c="3"/></text:span><text:span text:style-name="T26">FROM room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3d8dd1f348_0_65:notes" draw:style-name="gr1" draw:layer="layout" svg:width="16.932cm" svg:height="9.524cm" svg:x="1.059cm" svg:y="1.905cm" draw:page-number="19" presentation:class="page"/>
          <draw:frame draw:name="Google Shape;179;g3d8dd1f348_0_65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ons in SQL" draw:style-name="dp3" draw:master-page-name="TITLE_5f_AND_5f_BODY" presentation:presentation-page-layout-name="AL2T1">
        <draw:frame draw:name="Google Shape;188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xpre</text:span><text:span text:style-name="T4">ssions </text:span><text:span text:style-name="T4">in SQL</text:span></text:p>
          </draw:text-box>
        </draw:frame>
        <draw:frame draw:name="Google Shape;189;p3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Arithmetic:</text:span><text:span text:style-name="T15"><text:tab/></text:span><text:span text:style-name="T15">* </text:span><text:span text:style-name="T40">multiply</text:span><text:span text:style-name="T15">, <text:s/>/ </text:span><text:span text:style-name="T40">divide</text:span><text:span text:style-name="T15">, <text:s/>+ </text:span><text:span text:style-name="T40">add</text:span><text:span text:style-name="T15">, <text:s/>- </text:span><text:span text:style-name="T40">subtract</text:span><text:span text:style-name="T15">,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% </text:span><text:span text:style-name="T40">modulo</text:span><text:span text:style-name="T15">, <text:s/>(...) </text:span><text:span text:style-name="T40">parentheses</text:span></text:p>
            <text:p text:style-name="P10"><text:span text:style-name="T15">String:</text:span><text:span text:style-name="T15"><text:tab/></text:span><text:span text:style-name="T15"><text:tab/></text:span><text:span text:style-name="T15"><text:tab/></text:span><text:span text:style-name="T15">|| </text:span><text:span text:style-name="T40">concatenate</text:span></text:p>
            <text:p text:style-name="P10"><text:span text:style-name="T15"/></text:p>
            <text:p text:style-name="P10"><text:span text:style-name="T15">Functions:</text:span><text:span text:style-name="T15"><text:tab/></text:span><text:span text:style-name="T15">These are not part of the SQL standard and so </text:span></text:p>
            <text:p text:style-name="P16"><text:span text:style-name="T15">each vendor has their own set of functions.</text:span></text:p>
            <text:p text:style-name="P10"><text:span text:style-name="T15">Refer to the vendor’s SQL documentation for functions.</text:span></text:p>
            <text:p text:style-name="P10"><text:span text:style-name="T15">(e.g. https://www.postgresql.org/docs/10/functions.html)</text:span></text:p>
          </draw:text-box>
        </draw:frame>
        <presentation:notes draw:style-name="dp2">
          <draw:page-thumbnail draw:name="Google Shape;185;g3d8dd1f348_0_71:notes" draw:style-name="gr1" draw:layer="layout" svg:width="16.932cm" svg:height="9.524cm" svg:x="1.059cm" svg:y="1.905cm" draw:page-number="20" presentation:class="page"/>
          <draw:frame draw:name="Google Shape;186;g3d8dd1f348_0_71:notes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ing the Rows" draw:style-name="dp3" draw:master-page-name="TITLE_5f_AND_5f_BODY" presentation:presentation-page-layout-name="AL2T1">
        <draw:frame draw:name="Google Shape;194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hoos</text:span><text:span text:style-name="T4">ing the </text:span><text:span text:style-name="T4">Rows</text:span></text:p>
          </draw:text-box>
        </draw:frame>
        <draw:frame draw:name="Google Shape;195;p3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You can choose which rows to show: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Note: only one = (equals) symbol to test for equality</text:span></text:p>
            <text:p text:style-name="P10"><text:span text:style-name="T15">You can use &lt;, &gt;, &lt;=, &gt;=, != (or &lt;&gt;)</text:span></text:p>
            <text:p text:style-name="P10"><text:span text:style-name="T15">Only rows that match the predicate (test) are returned.</text:span></text:p>
            <text:p text:style-name="P10"><text:span text:style-name="T41"/></text:p>
            <text:p text:style-name="P10"><text:span text:style-name="T42"/></text:p>
          </draw:text-box>
        </draw:frame>
        <draw:custom-shape draw:name="Google Shape;196;p33" draw:style-name="gr7" draw:text-style-name="P18" draw:layer="layout" svg:width="21.341cm" svg:height="3.699cm" svg:x="2.424cm" svg:y="4.701cm">
          <text:p text:style-name="P17"><text:span text:style-name="T38">SELECT id, name, phone, email, country</text:span></text:p>
          <text:p text:style-name="P17"><text:span text:style-name="T38"><text:s text:c="3"/></text:span><text:span text:style-name="T38">FROM customers</text:span></text:p>
          <text:p text:style-name="P17"><text:span text:style-name="T38"><text:s text:c="3"/></text:span><text:span text:style-name="T38">WHERE country = 'France'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4ec1332a0a_0_0:notes" draw:style-name="gr1" draw:layer="layout" svg:width="16.932cm" svg:height="9.524cm" svg:x="1.059cm" svg:y="1.905cm" draw:page-number="21" presentation:class="page"/>
          <draw:frame draw:name="Google Shape;192;g4ec1332a0a_0_0:notes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imiting Strings and Dates" draw:style-name="dp3" draw:master-page-name="TITLE_5f_AND_5f_BODY" presentation:presentation-page-layout-name="AL2T1">
        <draw:frame draw:name="Google Shape;201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elimit</text:span><text:span text:style-name="T4">ing </text:span><text:span text:style-name="T4">String</text:span><text:span text:style-name="T4">s and </text:span><text:span text:style-name="T4">Dates</text:span></text:p>
          </draw:text-box>
        </draw:frame>
        <draw:frame draw:name="Google Shape;202;p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Use single quotes (apostrophes) to define the start and end </text:span><text:span text:style-name="T15">of string values.</text:span></text:p>
            <text:p text:style-name="P10"><text:span text:style-name="T15">e.g.</text:span><text:span text:style-name="T15"><text:tab/></text:span><text:span text:style-name="T15">'France'</text:span><text:span text:style-name="T15"><text:tab/></text:span><text:span text:style-name="T15">'Keith'</text:span><text:span text:style-name="T15"><text:tab/></text:span><text:span text:style-name="T15"><text:tab/></text:span><text:span text:style-name="T15">'2020-03-23'</text:span><text:span text:style-name="T15"><text:tab/></text:span><text:span text:style-name="T15"><text:tab/></text:span><text:span text:style-name="T15">'lockdown'</text:span></text:p>
            <text:p text:style-name="P10"><text:span text:style-name="T15"/></text:p>
            <text:p text:style-name="P10"><text:span text:style-name="T15">Dates should be given in ISO format (YYYY-MM-DD) inside </text:span><text:span text:style-name="T15">apostrophes.</text:span></text:p>
          </draw:text-box>
        </draw:frame>
        <presentation:notes draw:style-name="dp2">
          <draw:page-thumbnail draw:name="Google Shape;198;g8f838e3860_0_1:notes" draw:style-name="gr1" draw:layer="layout" svg:width="16.932cm" svg:height="9.524cm" svg:x="1.059cm" svg:y="1.905cm" draw:page-number="22" presentation:class="page"/>
          <draw:frame draw:name="Google Shape;199;g8f838e3860_0_1:notes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Tests in a Predicate" draw:style-name="dp3" draw:master-page-name="TITLE_5f_AND_5f_BODY" presentation:presentation-page-layout-name="AL2T1">
        <draw:frame draw:name="Google Shape;207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ombi</text:span><text:span text:style-name="T4">ning </text:span><text:span text:style-name="T4">Tests </text:span><text:span text:style-name="T4">in a </text:span><text:span text:style-name="T4">Predic</text:span><text:span text:style-name="T4">ate</text:span></text:p>
          </draw:text-box>
        </draw:frame>
        <draw:frame draw:name="Google Shape;208;p3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3"><text:s/></text:span><text:span text:style-name="T15">Use AND and OR to combine tests: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Lists reservations for rooms on the second floor starting from </text:span><text:span text:style-name="T15">the start of 2018.</text:span></text:p>
          </draw:text-box>
        </draw:frame>
        <draw:custom-shape draw:name="Google Shape;209;p35" draw:style-name="gr8" draw:text-style-name="P18" draw:layer="layout" svg:width="21.341cm" svg:height="4.899cm" svg:x="2.424cm" svg:y="4.601cm">
          <text:p text:style-name="P17"><text:span text:style-name="T38">SELECT * FROM reservations</text:span></text:p>
          <text:p text:style-name="P17"><text:span text:style-name="T38"><text:s text:c="3"/></text:span><text:span text:style-name="T38">WHERE room_no &gt;= 200</text:span></text:p>
          <text:p text:style-name="P17"><text:span text:style-name="T38"><text:s text:c="5"/></text:span><text:span text:style-name="T38">AND room_no &lt; 300</text:span></text:p>
          <text:p text:style-name="P19"><text:span text:style-name="T38">AND checkin_date &gt;= '2018-01-01'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4ec1332a0a_0_6:notes" draw:style-name="gr1" draw:layer="layout" svg:width="16.932cm" svg:height="9.524cm" svg:x="1.059cm" svg:y="1.905cm" draw:page-number="23" presentation:class="page"/>
          <draw:frame draw:name="Google Shape;205;g4ec1332a0a_0_6:notes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Tests in a Predicate" draw:style-name="dp3" draw:master-page-name="TITLE_5f_AND_5f_BODY" presentation:presentation-page-layout-name="AL2T1">
        <draw:frame draw:name="Google Shape;214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ombi</text:span><text:span text:style-name="T4">ning </text:span><text:span text:style-name="T4">Tests </text:span><text:span text:style-name="T4">in a </text:span><text:span text:style-name="T4">Predic</text:span><text:span text:style-name="T4">ate</text:span></text:p>
          </draw:text-box>
        </draw:frame>
        <draw:frame draw:name="Google Shape;215;p3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Another example: (cheap or Premier rooms on floors 1 &amp; 2)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</draw:text-box>
        </draw:frame>
        <draw:custom-shape draw:name="Google Shape;216;p36" draw:style-name="gr9" draw:text-style-name="P18" draw:layer="layout" svg:width="21.341cm" svg:height="4.833cm" svg:x="2.424cm" svg:y="4.701cm">
          <text:p text:style-name="P17"><text:span text:style-name="T38">SELECT * FROM rooms</text:span></text:p>
          <text:p text:style-name="P17"><text:span text:style-name="T38"><text:s text:c="3"/></text:span><text:span text:style-name="T38">WHERE room_type = 'PREMIER'</text:span></text:p>
          <text:p text:style-name="P17"><text:span text:style-name="T38"><text:s text:c="6"/></text:span><text:span text:style-name="T38">OR rate &lt; 100.00</text:span></text:p>
          <text:p text:style-name="P19"><text:span text:style-name="T38">AND room_no &lt; 3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6" draw:style-name="gr2" draw:text-style-name="P12" xml:id="id15" draw:id="id15" draw:layer="layout" svg:width="23.667cm" svg:height="3.161cm" svg:x="0.855cm" svg:y="9.434cm">
          <text:p text:style-name="P10"><text:span text:style-name="T15">Oops: This didn't quite get it right - it returns rooms on 3rd &amp; 4th floors. <text:s/>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2.5s" smil:targetElement="id15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211;g4ec1332a0a_0_12:notes" draw:style-name="gr1" draw:layer="layout" svg:width="16.932cm" svg:height="9.524cm" svg:x="1.059cm" svg:y="1.905cm" draw:page-number="24" presentation:class="page"/>
          <draw:frame draw:name="Google Shape;212;g4ec1332a0a_0_12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riding Evaluation Order" draw:style-name="dp3" draw:master-page-name="TITLE_5f_AND_5f_BODY" presentation:presentation-page-layout-name="AL2T1">
        <draw:frame draw:name="Google Shape;222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verri</text:span><text:span text:style-name="T4">ding </text:span><text:span text:style-name="T4">Evalua</text:span><text:span text:style-name="T4">tion </text:span><text:span text:style-name="T4">Order</text:span></text:p>
          </draw:text-box>
        </draw:frame>
        <draw:frame draw:name="Google Shape;223;p3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Just like any programming language, SQL has an evaluation </text:span><text:span text:style-name="T15">order (precedence). You can override it using parentheses: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You can also use parentheses in arithmetic expressions, etc.</text:span></text:p>
          </draw:text-box>
        </draw:frame>
        <draw:custom-shape draw:name="Google Shape;224;p37" draw:style-name="gr10" draw:text-style-name="P18" draw:layer="layout" svg:width="21.341cm" svg:height="5.122cm" svg:x="2.216cm" svg:y="5.878cm">
          <text:p text:style-name="P17"><text:span text:style-name="T38">SELECT * FROM rooms</text:span></text:p>
          <text:p text:style-name="P17"><text:span text:style-name="T38"><text:s text:c="3"/></text:span><text:span text:style-name="T38">WHERE (room_type = 'PREMIER'</text:span></text:p>
          <text:p text:style-name="P17"><text:span text:style-name="T38"><text:s text:c="6"/></text:span><text:span text:style-name="T38">OR rate &lt; 100.00)</text:span></text:p>
          <text:p text:style-name="P19"><text:span text:style-name="T38">AND room_no &lt; 30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4ec1332a0a_0_19:notes" draw:style-name="gr1" draw:layer="layout" svg:width="16.932cm" svg:height="9.524cm" svg:x="1.059cm" svg:y="1.905cm" draw:page-number="25" presentation:class="page"/>
          <draw:frame draw:name="Google Shape;220;g4ec1332a0a_0_19:notes" presentation:style-name="pr2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Predicate Types" draw:style-name="dp3" draw:master-page-name="TITLE_5f_AND_5f_BODY" presentation:presentation-page-layout-name="AL2T1">
        <draw:frame draw:name="Google Shape;229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More </text:span><text:span text:style-name="T4">Predic</text:span><text:span text:style-name="T4">ate </text:span><text:span text:style-name="T4">Types</text:span></text:p>
          </draw:text-box>
        </draw:frame>
        <draw:frame draw:name="Google Shape;230;p3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a BETWEEN b AND c</text:span><text:span text:style-name="T15"><text:tab/></text:span><text:span text:style-name="T15">: check a is in range b-c inclusive</text:span></text:p>
            <text:p text:style-name="P10"><text:span text:style-name="T15"><text:tab/></text:span><text:span text:style-name="T26">… </text:span><text:span text:style-name="T26">WHERE price BETWEEN 100 AND 250</text:span></text:p>
            <text:p text:style-name="P10"><text:span text:style-name="T28">a IN (b, c, d,...)</text:span><text:span text:style-name="T28"><text:tab/></text:span><text:span text:style-name="T28"><text:tab/></text:span><text:span text:style-name="T28"><text:tab/></text:span><text:span text:style-name="T28">: check a is equal to one of b, c, d…</text:span></text:p>
            <text:p text:style-name="P10"><text:span text:style-name="T31"><text:tab/></text:span><text:span text:style-name="T26">… </text:span><text:span text:style-name="T26">WHERE room_no IN (201, 202, 204, 206)</text:span></text:p>
            <text:p text:style-name="P10"><text:span text:style-name="T44"/></text:p>
            <text:p text:style-name="P10"><text:span text:style-name="T31"><text:tab/></text:span><text:span text:style-name="T28">Can be inverted...</text:span></text:p>
            <text:p text:style-name="P10"><text:span text:style-name="T28">a NOT BETWEEN b AND c</text:span><text:span text:style-name="T28"><text:tab/></text:span></text:p>
            <text:p text:style-name="P10"><text:span text:style-name="T28">a NOT IN (b, c, d,...)</text:span></text:p>
          </draw:text-box>
        </draw:frame>
        <presentation:notes draw:style-name="dp2">
          <draw:page-thumbnail draw:name="Google Shape;226;g4ec1332a0a_0_25:notes" draw:style-name="gr1" draw:layer="layout" svg:width="16.932cm" svg:height="9.524cm" svg:x="1.059cm" svg:y="1.905cm" draw:page-number="26" presentation:class="page"/>
          <draw:frame draw:name="Google Shape;227;g4ec1332a0a_0_25:notes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the LIKE Operator" draw:style-name="dp3" draw:master-page-name="TITLE_5f_AND_5f_BODY" presentation:presentation-page-layout-name="AL2T1">
        <draw:frame draw:name="Google Shape;235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Using </text:span><text:span text:style-name="T4">the </text:span><text:span text:style-name="T4">LIKE </text:span><text:span text:style-name="T4">Operat</text:span><text:span text:style-name="T4">or</text:span></text:p>
          </draw:text-box>
        </draw:frame>
        <draw:frame draw:name="Google Shape;236;p3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LIKE tests for a match against a wildcard string:</text:span></text:p>
            <text:p text:style-name="P10"><text:span text:style-name="T15"><text:tab/></text:span><text:span text:style-name="T15">%</text:span><text:span text:style-name="T15"><text:tab/></text:span><text:span text:style-name="T15"><text:tab/></text:span><text:span text:style-name="T15">matches any number of any characters</text:span></text:p>
            <text:p text:style-name="P10"><text:span text:style-name="T15"><text:tab/></text:span><text:span text:style-name="T15">_</text:span><text:span text:style-name="T15"><text:tab/></text:span><text:span text:style-name="T15"><text:tab/></text:span><text:span text:style-name="T15">(underscore) matches exactly one of any char</text:span></text:p>
            <text:p text:style-name="P10"><text:span text:style-name="T15">For example:</text:span></text:p>
            <text:p text:style-name="P10"><text:span text:style-name="T15"><text:tab/></text:span><text:span text:style-name="T26">name LIKE 'A%'</text:span><text:span text:style-name="T31"><text:tab/></text:span><text:span text:style-name="T28">matches names starting with ‘A’</text:span></text:p>
            <text:p text:style-name="P10"><text:span text:style-name="T31"><text:tab/></text:span><text:span text:style-name="T45">name LIKE '_a%'</text:span><text:span text:style-name="T28"> matches names with 2nd char ‘a’</text:span></text:p>
            <text:p text:style-name="P10"><text:span text:style-name="T31"><text:tab/></text:span><text:span text:style-name="T45">name LIKE '%ow%'</text:span><text:span text:style-name="T28"> matches names containing ‘ow’</text:span></text:p>
            <text:p text:style-name="P10"><text:span text:style-name="T28">Can be inverted by using </text:span><text:span text:style-name="T45">a NOT LIKE b</text:span></text:p>
          </draw:text-box>
        </draw:frame>
        <presentation:notes draw:style-name="dp2">
          <draw:page-thumbnail draw:name="Google Shape;232;g4ec1332a0a_0_30:notes" draw:style-name="gr1" draw:layer="layout" svg:width="16.932cm" svg:height="9.524cm" svg:x="1.059cm" svg:y="1.905cm" draw:page-number="27" presentation:class="page"/>
          <draw:frame draw:name="Google Shape;233;g4ec1332a0a_0_30:notes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7" draw:master-page-name="TITLE_5f_AND_5f_BODY" presentation:presentation-page-layout-name="AL2T1">
        <draw:frame draw:name="Google Shape;241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xerci</text:span><text:span text:style-name="T4">se:</text:span></text:p>
          </draw:text-box>
        </draw:frame>
        <draw:frame draw:name="Google Shape;242;p4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5">
              <text:list-item>
                <text:p text:style-name="P7"><text:span text:style-name="T15">Which customers are from Norway?</text:span></text:p>
              </text:list-item>
              <text:list-item>
                <text:p text:style-name="P7"><text:span text:style-name="T15">Which rooms can accommodate more than two people?</text:span></text:p>
              </text:list-item>
              <text:list-item>
                <text:p text:style-name="P7"><text:span text:style-name="T15">Which invoices are dated after one month ago?</text:span></text:p>
              </text:list-item>
              <text:list-item>
                <text:p text:style-name="P7"><text:span text:style-name="T15">How would last month's invoices change if we gave a </text:span><text:span text:style-name="T15">discount of 15%.</text:span></text:p>
              </text:list-item>
              <text:list-item>
                <text:p text:style-name="P7"><text:span text:style-name="T15">List all customers whose second name starts with 'M' </text:span><text:span text:style-name="T15">(hint: there's a space before second name)</text:span></text:p>
              </text:list-item>
            </text:list>
          </draw:text-box>
        </draw:frame>
        <presentation:notes draw:style-name="dp2">
          <draw:page-thumbnail draw:name="Google Shape;238;g4ec1332a0a_0_35:notes" draw:style-name="gr1" draw:layer="layout" svg:width="16.932cm" svg:height="9.524cm" svg:x="1.059cm" svg:y="1.905cm" draw:page-number="28" presentation:class="page"/>
          <draw:frame draw:name="Google Shape;239;g4ec1332a0a_0_35:notes" presentation:style-name="pr3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SQL Functions" draw:style-name="dp3" draw:master-page-name="TITLE_5f_AND_5f_BODY" presentation:presentation-page-layout-name="AL2T1">
        <draw:frame draw:name="Google Shape;247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Using </text:span><text:span text:style-name="T4">SQL </text:span><text:span text:style-name="T4">Functi</text:span><text:span text:style-name="T4">ons</text:span></text:p>
          </draw:text-box>
        </draw:frame>
        <draw:frame draw:name="Google Shape;248;p4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You can modify column values using functions in SQL:</text:span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15">This also uses a column alias (namelen) to give the query a </text:span><text:span text:style-name="T15">meaningful column heading.</text:span></text:p>
            <text:p text:style-name="P10"><text:span text:style-name="T15">There are functions that operate on all the different </text:span><text:span text:style-name="T15">datatypes.</text:span></text:p>
            <text:p text:style-name="P10"><text:span text:style-name="T46"/></text:p>
            <text:p text:style-name="P10"><text:span text:style-name="T46">(Also see: https://www.postgresql.org/docs/10/static/functions-string.html)</text:span></text:p>
          </draw:text-box>
        </draw:frame>
        <draw:custom-shape draw:name="Google Shape;249;p41" draw:style-name="gr11" draw:text-style-name="P14" draw:layer="layout" svg:width="23.16cm" svg:height="2.592cm" svg:x="1.192cm" svg:y="4.701cm">
          <text:p text:style-name="P20"><text:span text:style-name="T47">SELECT name, length(name) AS namelen, upper(email)</text:span></text:p>
          <text:p text:style-name="P20"><text:span text:style-name="T47"><text:s text:c="5"/></text:span><text:span text:style-name="T47">FROM customers;</text:span></text:p>
          <text:p text:style-name="P10"><text:span text:style-name="T4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443ab3c1b0_0_5:notes" draw:style-name="gr1" draw:layer="layout" svg:width="16.932cm" svg:height="9.524cm" svg:x="1.059cm" svg:y="1.905cm" draw:page-number="29" presentation:class="page"/>
          <draw:frame draw:name="Google Shape;245;g443ab3c1b0_0_5:notes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Function Examples" draw:style-name="dp3" draw:master-page-name="TITLE_5f_AND_5f_BODY" presentation:presentation-page-layout-name="AL2T1">
        <draw:frame draw:name="Google Shape;254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More </text:span><text:span text:style-name="T4">Functi</text:span><text:span text:style-name="T4">on </text:span><text:span text:style-name="T4">Exam</text:span><text:span text:style-name="T4">ples</text:span></text:p>
          </draw:text-box>
        </draw:frame>
        <draw:frame draw:name="Google Shape;255;p4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List customers from Manchester, UK: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List room rates after VAT increases to 23.5% (from 20%)</text:span></text:p>
          </draw:text-box>
        </draw:frame>
        <draw:custom-shape draw:name="Google Shape;256;p42" draw:style-name="gr12" draw:text-style-name="P18" draw:layer="layout" svg:width="23.16cm" svg:height="3.699cm" svg:x="1.192cm" svg:y="4.601cm">
          <text:p text:style-name="P17"><text:span text:style-name="T38">SELECT * FROM customers</text:span></text:p>
          <text:p text:style-name="P17"><text:span text:style-name="T38"><text:s text:c="3"/></text:span><text:span text:style-name="T38">WHERE lower(country) = 'uk'</text:span></text:p>
          <text:p text:style-name="P17"><text:span text:style-name="T38"><text:s text:c="5"/></text:span><text:span text:style-name="T38">AND city = 'Manchester'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2" draw:style-name="gr13" draw:text-style-name="P18" draw:layer="layout" svg:width="23.16cm" svg:height="3.662cm" svg:x="1.192cm" svg:y="9.338cm">
          <text:p text:style-name="P17"><text:span text:style-name="T38">SELECT room_no, room_type, rate AS old_rate,</text:span></text:p>
          <text:p text:style-name="P17"><text:span text:style-name="T38"><text:s text:c="2"/></text:span><text:span text:style-name="T38">round(rate * 5/6 * 123.5/100) AS new_rate</text:span></text:p>
          <text:p text:style-name="P17"><text:span text:style-name="T38"><text:s text:c="2"/></text:span><text:span text:style-name="T38">FROM room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443ab3c1b0_0_11:notes" draw:style-name="gr1" draw:layer="layout" svg:width="16.932cm" svg:height="9.524cm" svg:x="1.059cm" svg:y="1.905cm" draw:page-number="30" presentation:class="page"/>
          <draw:frame draw:name="Google Shape;252;g443ab3c1b0_0_11:notes" presentation:style-name="pr3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 and Time in SQL" draw:style-name="dp3" draw:master-page-name="TITLE_5f_AND_5f_BODY" presentation:presentation-page-layout-name="AL2T1">
        <draw:frame draw:name="Google Shape;262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ate </text:span><text:span text:style-name="T4">and </text:span><text:span text:style-name="T4">Time </text:span><text:span text:style-name="T4">in SQL</text:span></text:p>
          </draw:text-box>
        </draw:frame>
        <draw:frame draw:name="Google Shape;263;p4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In SQL dates and times are held in an internal format but </text:span><text:span text:style-name="T15">represented externally as strings </text:span></text:p>
            <text:p text:style-name="P10"><text:span text:style-name="T15">Text date format: 'YYYY-MM-DD' (e.g. '2018-07-21')</text:span></text:p>
            <text:p text:style-name="P10"><text:span text:style-name="T15">Time format:</text:span><text:span text:style-name="T15"><text:tab/></text:span><text:span text:style-name="T15"><text:tab/></text:span><text:span text:style-name="T15"> 'HH:mm:SS.ddd' (e.g. '14:32')</text:span></text:p>
            <text:p text:style-name="P10"><text:span text:style-name="T15">Date/Time format: 'YYYY-MM-DD HH:mm:SS.ddd'</text:span></text:p>
            <text:p text:style-name="P10"><text:span text:style-name="T15"><text:tab/></text:span><text:span text:style-name="T15"><text:tab/></text:span><text:span text:style-name="T15">(e.g. '2018-07-21 15:26:04')</text:span></text:p>
          </draw:text-box>
        </draw:frame>
        <presentation:notes draw:style-name="dp2">
          <draw:page-thumbnail draw:name="Google Shape;259;g443ab3c1b0_0_18:notes" draw:style-name="gr1" draw:layer="layout" svg:width="16.932cm" svg:height="9.524cm" svg:x="1.059cm" svg:y="1.905cm" draw:page-number="31" presentation:class="page"/>
          <draw:frame draw:name="Google Shape;260;g443ab3c1b0_0_18:notes" presentation:style-name="pr3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 and Time Arithmetic" draw:style-name="dp3" draw:master-page-name="TITLE_5f_AND_5f_BODY" presentation:presentation-page-layout-name="AL2T1">
        <draw:frame draw:name="Google Shape;268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ate </text:span><text:span text:style-name="T4">and </text:span><text:span text:style-name="T4">Time </text:span><text:span text:style-name="T4">Arithm</text:span><text:span text:style-name="T4">etic</text:span></text:p>
          </draw:text-box>
        </draw:frame>
        <draw:frame draw:name="Google Shape;269;p4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7">You can perform arithmetic on dates/times, for example:</text:span></text:p>
            <text:p text:style-name="P10"><text:span text:style-name="T17"/></text:p>
            <text:p text:style-name="P10"><text:span text:style-name="T17"/></text:p>
            <text:p text:style-name="P10"><text:span text:style-name="T15"/></text:p>
            <text:p text:style-name="P10"><text:span text:style-name="T15"/></text:p>
            <text:p text:style-name="P10"><text:span text:style-name="T17">Returns details of all reservations that are checking out tomorrow.</text:span></text:p>
            <text:p text:style-name="P10"><text:span text:style-name="T21"/></text:p>
            <text:p text:style-name="P10"><text:span text:style-name="T17">There are many date/time functions - see the documentation</text:span></text:p>
            <text:p text:style-name="P10"><text:span text:style-name="T49">(e.g. https://www.postgresql.org/docs/10/static/functions-datetime.html)</text:span></text:p>
            <text:p text:style-name="P10"><text:span text:style-name="T17"/></text:p>
          </draw:text-box>
        </draw:frame>
        <draw:custom-shape draw:name="Google Shape;270;p44" draw:style-name="gr11" draw:text-style-name="P14" draw:layer="layout" svg:width="23.16cm" svg:height="4.431cm" svg:x="1.12cm" svg:y="4.579cm">
          <text:p text:style-name="P10"><text:span text:style-name="T32">SELECT cust_id, room_no, checkin_date,</text:span></text:p>
          <text:p text:style-name="P10"><text:span text:style-name="T32"><text:s text:c="2"/></text:span><text:span text:style-name="T32">checkout_date - checkin_date AS nights</text:span></text:p>
          <text:p text:style-name="P10"><text:span text:style-name="T32"><text:s text:c="2"/></text:span><text:span text:style-name="T32">FROM reservations</text:span></text:p>
          <text:p text:style-name="P10"><text:span text:style-name="T32"><text:s text:c="2"/></text:span><text:span text:style-name="T32">WHERE checkout_date = current_date +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5;g443ab3c1b0_0_23:notes" draw:style-name="gr1" draw:layer="layout" svg:width="16.932cm" svg:height="9.524cm" svg:x="1.059cm" svg:y="1.905cm" draw:page-number="32" presentation:class="page"/>
          <draw:frame draw:name="Google Shape;266;g443ab3c1b0_0_23:notes" presentation:style-name="pr3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Using Dates" draw:style-name="dp8" draw:master-page-name="TITLE_5f_AND_5f_BODY" presentation:presentation-page-layout-name="AL2T1">
        <draw:frame draw:name="Google Shape;275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xerci</text:span><text:span text:style-name="T4">se: </text:span><text:span text:style-name="T4">Using </text:span><text:span text:style-name="T4">Dates</text:span></text:p>
          </draw:text-box>
        </draw:frame>
        <draw:frame draw:name="Google Shape;276;p45" presentation:style-name="pr5" draw:text-style-name="P8" draw:layer="layout" svg:width="23.667cm" svg:height="9.489cm" svg:x="1.059cm" svg:y="3.201cm" presentation:class="outline" presentation:user-transformed="true">
          <draw:text-box>
            <text:list text:style-name="L15">
              <text:list-item>
                <text:p text:style-name="P7"><text:span text:style-name="T15">Write a query to check that all booking dates are before </text:span><text:span text:style-name="T15">their checkin dates</text:span></text:p>
              </text:list-item>
              <text:list-item>
                <text:p text:style-name="P7"><text:span text:style-name="T15">We plan to offer a discount of 10% on all Premier and </text:span><text:span text:style-name="T15">Premier Plus rooms next month. How much would we </text:span><text:span text:style-name="T15">gain on each room if occupancy rose by 5 nights over the </text:span><text:span text:style-name="T15">month.</text:span></text:p>
              </text:list-item>
              <text:list-item>
                <text:p text:style-name="P7"><text:span text:style-name="T15">List all reservations for this month and the number of </text:span><text:span text:style-name="T15">nights booked.</text:span></text:p>
              </text:list-item>
            </text:list>
          </draw:text-box>
        </draw:frame>
        <presentation:notes draw:style-name="dp2">
          <draw:page-thumbnail draw:name="Google Shape;272;g443ab3c1b0_0_29:notes" draw:style-name="gr1" draw:layer="layout" svg:width="16.932cm" svg:height="9.524cm" svg:x="1.059cm" svg:y="1.905cm" draw:page-number="33" presentation:class="page"/>
          <draw:frame draw:name="Google Shape;273;g443ab3c1b0_0_29:notes" presentation:style-name="pr3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minating Duplicates" draw:style-name="dp3" draw:master-page-name="TITLE_5f_AND_5f_BODY" presentation:presentation-page-layout-name="AL2T1">
        <draw:frame draw:name="Google Shape;281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limin</text:span><text:span text:style-name="T4">ating </text:span><text:span text:style-name="T4">Duplic</text:span><text:span text:style-name="T4">ates</text:span></text:p>
          </draw:text-box>
        </draw:frame>
        <draw:frame draw:name="Google Shape;282;p4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“</text:span><text:span text:style-name="T15">Which nationalities visit our hotel?”:</text:span></text:p>
            <text:p text:style-name="P10"><text:span text:style-name="T15"/></text:p>
            <text:p text:style-name="P10"><text:span text:style-name="T15">How many entries do you see for each country?</text:span></text:p>
            <text:p text:style-name="P10"><text:span text:style-name="T15"/></text:p>
            <text:p text:style-name="P10"><text:span text:style-name="T15">To see each country only once, use DISTINCT:</text:span></text:p>
            <text:p text:style-name="P10"><text:span text:style-name="T15"/></text:p>
            <text:p text:style-name="P10"><text:span text:style-name="T5"/></text:p>
          </draw:text-box>
        </draw:frame>
        <draw:custom-shape draw:name="Google Shape;283;p46" draw:style-name="gr14" draw:text-style-name="P18" draw:layer="layout" svg:width="21.341cm" svg:height="1.473cm" svg:x="2.029cm" svg:y="4.627cm">
          <text:p text:style-name="P17"><text:span text:style-name="T38">SELECT country FROM customer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46" draw:style-name="gr15" draw:text-style-name="P18" draw:layer="layout" svg:width="21.341cm" svg:height="1.521cm" svg:x="2.029cm" svg:y="9.379cm">
          <text:p text:style-name="P17"><text:span text:style-name="T38">SELECT DISTINCT country FROM customer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8;g3d8dd1f348_0_76:notes" draw:style-name="gr1" draw:layer="layout" svg:width="16.932cm" svg:height="9.524cm" svg:x="1.059cm" svg:y="1.905cm" draw:page-number="34" presentation:class="page"/>
          <draw:frame draw:name="Google Shape;279;g3d8dd1f348_0_76:notes" presentation:style-name="pr3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ring the Returned Rows" draw:style-name="dp3" draw:master-page-name="TITLE_5f_AND_5f_BODY" presentation:presentation-page-layout-name="AL2T1">
        <draw:frame draw:name="Google Shape;289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rderi</text:span><text:span text:style-name="T4">ng the </text:span><text:span text:style-name="T4">Return</text:span><text:span text:style-name="T4">ed </text:span><text:span text:style-name="T4">Rows</text:span></text:p>
          </draw:text-box>
        </draw:frame>
        <draw:frame draw:name="Google Shape;290;p4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If you want to see data in a specific order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15">You can add ASC (default) or DESC after each column name </text:span><text:span text:style-name="T15">in the ORDER BY clause to control direction. For example:</text:span></text:p>
            <text:p text:style-name="P10"><text:span text:style-name="T15"/></text:p>
            <text:p text:style-name="P10"><text:span text:style-name="T5"/></text:p>
          </draw:text-box>
        </draw:frame>
        <draw:custom-shape draw:name="Google Shape;291;p47" draw:style-name="gr16" draw:text-style-name="P18" draw:layer="layout" svg:width="21.341cm" svg:height="3.691cm" svg:x="2.424cm" svg:y="4.709cm">
          <text:p text:style-name="P17"><text:span text:style-name="T38">SELECT id, name, phone, email, country</text:span></text:p>
          <text:p text:style-name="P17"><text:span text:style-name="T38"><text:s text:c="3"/></text:span><text:span text:style-name="T38">FROM customers</text:span></text:p>
          <text:p text:style-name="P17"><text:span text:style-name="T38"><text:s text:c="3"/></text:span><text:span text:style-name="T38">ORDER BY country, nam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7" draw:style-name="gr17" draw:text-style-name="P18" draw:layer="layout" svg:width="21.341cm" svg:height="2.541cm" svg:x="2.424cm" svg:y="11.059cm">
          <text:p text:style-name="P17"><text:span text:style-name="T38">SELECT * FROM rooms</text:span></text:p>
          <text:p text:style-name="P17"><text:span text:style-name="T38"><text:s text:c="3"/></text:span><text:span text:style-name="T38">ORDER BY rate DESC, room_n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g3d8dd1f348_0_83:notes" draw:style-name="gr1" draw:layer="layout" svg:width="16.932cm" svg:height="9.524cm" svg:x="1.059cm" svg:y="1.905cm" draw:page-number="35" presentation:class="page"/>
          <draw:frame draw:name="Google Shape;287;g3d8dd1f348_0_83:notes" presentation:style-name="pr3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ing the Number of Rows" draw:style-name="dp3" draw:master-page-name="TITLE_5f_AND_5f_BODY" presentation:presentation-page-layout-name="AL2T1">
        <draw:frame draw:name="Google Shape;297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Limitin</text:span><text:span text:style-name="T4">g the </text:span><text:span text:style-name="T4">Numb</text:span><text:span text:style-name="T4">er of </text:span><text:span text:style-name="T4">Rows</text:span></text:p>
          </draw:text-box>
        </draw:frame>
        <draw:frame draw:name="Google Shape;298;p4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You can limit the number of rows returned: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Not normally used without ORDER BY</text:span></text:p>
            <text:p text:style-name="P10"><text:span text:style-name="T50"/></text:p>
            <text:p text:style-name="P10"><text:span text:style-name="T15">Not all versions of SQL support LIMIT, some use TOP while </text:span><text:span text:style-name="T15">Oracle uses ROWNUM.</text:span></text:p>
            <text:p text:style-name="P10"><text:span text:style-name="T15"><text:s/></text:span></text:p>
          </draw:text-box>
        </draw:frame>
        <draw:custom-shape draw:name="Google Shape;299;p48" draw:style-name="gr11" draw:text-style-name="P21" draw:layer="layout" svg:width="21.341cm" svg:height="4.727cm" svg:x="2.424cm" svg:y="4.601cm">
          <text:p text:style-name="P17"><text:span text:style-name="T38">SELECT id, name, phone, email, country</text:span></text:p>
          <text:p text:style-name="P17"><text:span text:style-name="T38"><text:s text:c="3"/></text:span><text:span text:style-name="T38">FROM customers</text:span></text:p>
          <text:p text:style-name="P17"><text:span text:style-name="T38"><text:s text:c="3"/></text:span><text:span text:style-name="T38">ORDER BY country, name</text:span></text:p>
          <text:p text:style-name="P17"><text:span text:style-name="T38"><text:s text:c="3"/></text:span><text:span text:style-name="T38">LIMIT 2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4;g3d8dd1f348_0_94:notes" draw:style-name="gr1" draw:layer="layout" svg:width="16.932cm" svg:height="9.524cm" svg:x="1.059cm" svg:y="1.905cm" draw:page-number="36" presentation:class="page"/>
          <draw:frame draw:name="Google Shape;295;g3d8dd1f348_0_94:notes" presentation:style-name="pr4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9" draw:master-page-name="TITLE_5f_AND_5f_BODY" presentation:presentation-page-layout-name="AL2T1">
        <draw:frame draw:name="Google Shape;304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xerci</text:span><text:span text:style-name="T4">se:</text:span></text:p>
          </draw:text-box>
        </draw:frame>
        <draw:frame draw:name="Google Shape;305;p4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5">
              <text:list-item>
                <text:p text:style-name="P7"><text:span text:style-name="T15">List the different room types and rates for all rooms </text:span><text:span text:style-name="T15">avoiding duplicates</text:span></text:p>
              </text:list-item>
              <text:list-item>
                <text:p text:style-name="P7"><text:span text:style-name="T15">List customers’ name, address and phone in alphabetic </text:span><text:span text:style-name="T15">order of names</text:span></text:p>
              </text:list-item>
              <text:list-item>
                <text:p text:style-name="P7"><text:span text:style-name="T15">List guests' name, address, city and country in ascending </text:span><text:span text:style-name="T15">country then reverse city order</text:span></text:p>
              </text:list-item>
              <text:list-item>
                <text:p text:style-name="P7"><text:span text:style-name="T15">List the room no., type and cost of staying 5 nights in </text:span><text:span text:style-name="T15">each of the top 10 most expensive rooms</text:span></text:p>
              </text:list-item>
            </text:list>
            <text:p text:style-name="P22"><text:span text:style-name="T15"/></text:p>
          </draw:text-box>
        </draw:frame>
        <presentation:notes draw:style-name="dp2">
          <draw:page-thumbnail draw:name="Google Shape;301;g3d8dd1f348_0_89:notes" draw:style-name="gr1" draw:layer="layout" svg:width="16.932cm" svg:height="9.524cm" svg:x="1.059cm" svg:y="1.905cm" draw:page-number="37" presentation:class="page"/>
          <draw:frame draw:name="Google Shape;302;g3d8dd1f348_0_89:notes" presentation:style-name="pr4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Data Into a Table" draw:style-name="dp3" draw:master-page-name="TITLE_5f_AND_5f_BODY" presentation:presentation-page-layout-name="AL2T1">
        <draw:frame draw:name="Google Shape;310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Inserti</text:span><text:span text:style-name="T4">ng </text:span><text:span text:style-name="T4">Data </text:span><text:span text:style-name="T4">Into a </text:span><text:span text:style-name="T4">Table</text:span></text:p>
          </draw:text-box>
        </draw:frame>
        <draw:frame draw:name="Google Shape;311;p5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We can use a simple INSERT command in SQL:</text:span></text:p>
            <text:p text:style-name="P10"><text:span text:style-name="T15"/></text:p>
            <text:p text:style-name="P10"><text:span text:style-name="T15"/></text:p>
            <text:p text:style-name="P10"><text:span text:style-name="T15">Each such INSERT command adds one row to the specified </text:span><text:span text:style-name="T15">table. Some dialects of SQL allow multiple row inserts in the </text:span><text:span text:style-name="T15">same command, </text:span><text:span text:style-name="T5">for example:</text:span></text:p>
            <text:p text:style-name="P10"><text:span text:style-name="T15"/></text:p>
          </draw:text-box>
        </draw:frame>
        <draw:custom-shape draw:name="Google Shape;312;p50" draw:style-name="gr4" draw:text-style-name="P14" draw:layer="layout" svg:width="23.562cm" svg:height="2.134cm" svg:x="0.919cm" svg:y="4.571cm">
          <text:p text:style-name="P4"><text:span text:style-name="T51">INSERT INTO invoices (res_id, total, invoice_date)</text:span></text:p>
          <text:p text:style-name="P4"><text:span text:style-name="T51"><text:s text:c="2"/></text:span><text:span text:style-name="T51">VALUES (92, 73.50, current_date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50" draw:style-name="gr4" draw:text-style-name="P14" draw:layer="layout" svg:width="23.562cm" svg:height="2.806cm" svg:x="0.866cm" svg:y="10.665cm">
          <text:p text:style-name="P4"><text:span text:style-name="T51">INSERT INTO invoices (res_id, total, invoice_date)</text:span></text:p>
          <text:p text:style-name="P4"><text:span text:style-name="T51"><text:s text:c="2"/></text:span><text:span text:style-name="T51">VALUES (92, 73.50, current_date),</text:span></text:p>
          <text:p text:style-name="P4"><text:span text:style-name="T51"><text:s text:c="9"/></text:span><text:span text:style-name="T51">(97, 132.75, current_date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8c3f4a91f6_0_5:notes" draw:style-name="gr1" draw:layer="layout" svg:width="16.932cm" svg:height="9.524cm" svg:x="1.059cm" svg:y="1.905cm" draw:page-number="38" presentation:class="page"/>
          <draw:frame draw:name="Google Shape;308;g8c3f4a91f6_0_5:notes" presentation:style-name="pr4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ed INSERT Syntax" draw:style-name="dp3" draw:master-page-name="TITLE_5f_AND_5f_BODY" presentation:presentation-page-layout-name="AL2T1">
        <draw:frame draw:name="Google Shape;318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implif</text:span><text:span text:style-name="T4">ied </text:span><text:span text:style-name="T4">INSER</text:span><text:span text:style-name="T4">T </text:span><text:span text:style-name="T4">Syntax</text:span></text:p>
          </draw:text-box>
        </draw:frame>
        <draw:custom-shape draw:name="Google Shape;319;p51" draw:style-name="gr18" draw:text-style-name="P23" draw:layer="layout" svg:width="4.126cm" svg:height="1.055cm" svg:x="3.069cm" svg:y="3.382cm">
          <text:p text:style-name="P4"><text:span text:style-name="T11">INSERT INTO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0;p51" draw:style-name="gr19" draw:text-style-name="P12" draw:layer="layout" svg:width="0.342cm" svg:height="0.392cm" svg:x="1.35cm" svg:y="3.713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1;p51" draw:style-name="gr18" draw:text-style-name="P23" draw:layer="layout" svg:width="3.342cm" svg:height="1.055cm" svg:x="8.524cm" svg:y="3.382cm">
          <text:p text:style-name="P4"><text:span text:style-name="T11">table name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2;p51" draw:style-name="gr18" draw:text-style-name="P23" draw:layer="layout" svg:width="1.03cm" svg:height="1.006cm" svg:x="13.207cm" svg:y="3.406cm">
          <text:p text:style-name="P4"><text:span text:style-name="T11">(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3;p51" draw:style-name="gr19" draw:text-style-name="P12" draw:layer="layout" svg:width="4.565cm" svg:height="1.429cm" svg:x="15.214cm" svg:y="4.121cm">
          <text:p text:style-name="P4"/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324;p51" draw:style-name="gr18" draw:text-style-name="P23" draw:layer="layout" svg:width="4.126cm" svg:height="1.055cm" svg:x="15.601cm" svg:y="3.382cm">
          <text:p text:style-name="P4"><text:span text:style-name="T11">column name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5;p51" draw:style-name="gr18" draw:text-style-name="P23" draw:layer="layout" svg:width="1.03cm" svg:height="1.006cm" svg:x="20.756cm" svg:y="3.406cm">
          <text:p text:style-name="P4"><text:span text:style-name="T11">)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6;p51" draw:style-name="gr20" draw:text-style-name="P24" draw:layer="layout" svg:width="1.374cm" svg:height="0.001cm" svg:x="1.694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51" draw:style-name="gr20" draw:text-style-name="P24" draw:layer="layout" svg:width="1.328cm" svg:height="0.001cm" svg:x="7.1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8;p51" draw:style-name="gr20" draw:text-style-name="P24" draw:layer="layout" svg:width="1.339cm" svg:height="0.001cm" svg:x="11.86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51" draw:style-name="gr21" draw:text-style-name="P24" draw:layer="layout" svg:width="1.362cm" svg:height="0.001cm" svg:x="14.238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51" draw:style-name="gr21" draw:text-style-name="P24" draw:layer="layout" svg:width="1.028cm" svg:height="0.001cm" svg:x="19.72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;p51" draw:style-name="gr21" draw:text-style-name="P24" draw:layer="layout" svg:width="1.374cm" svg:height="0.001cm" svg:x="1.694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;p51" draw:style-name="gr21" draw:text-style-name="P24" draw:layer="layout" svg:width="1.328cm" svg:height="0.001cm" svg:x="7.1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51" draw:style-name="gr21" draw:text-style-name="P24" draw:layer="layout" svg:width="1.339cm" svg:height="0.001cm" svg:x="11.86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51" draw:style-name="gr21" draw:text-style-name="P24" draw:layer="layout" svg:width="1.447cm" svg:height="0.001cm" draw:transform="rotate (-3.14159265358979) translate (19.461cm 5.5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51" draw:style-name="gr19" draw:text-style-name="P12" draw:layer="layout" svg:width="1.362cm" svg:height="1.429cm" svg:x="22.49cm" svg:y="3.922cm">
          <text:p text:style-name="P4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36;p51" draw:style-name="gr22" draw:text-style-name="P24" draw:layer="layout" svg:width="0.033cm" svg:height="1.458cm" svg:x="23.852cm" svg:y="4.6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;p51" draw:style-name="gr19" draw:text-style-name="P12" draw:layer="layout" svg:width="1.362cm" svg:height="1.429cm" draw:transform="rotate (-1.5707963267949) translate (23.886cm 5.415cm)">
          <text:p text:style-name="P4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38;p51" draw:style-name="gr23" draw:text-style-name="P24" draw:layer="layout" svg:width="21.138cm" svg:height="0.001cm" draw:transform="rotate (-3.14159265358979) translate (23.171cm 6.7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51" draw:style-name="gr19" draw:text-style-name="P12" draw:layer="layout" svg:width="1.362cm" svg:height="1.429cm" draw:transform="rotate (1.5707963267949) translate (1.316cm 8.14cm)">
          <text:p text:style-name="P4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40;p51" draw:style-name="gr19" draw:text-style-name="P12" draw:layer="layout" svg:width="1.362cm" svg:height="1.429cm" draw:transform="rotate (-3.14159265358979) translate (2.679cm 8.174cm)">
          <text:p text:style-name="P4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41;p51" draw:style-name="gr22" draw:text-style-name="P24" draw:layer="layout" svg:width="0.878cm" svg:height="0.012cm" svg:x="1.998cm" svg:y="8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2;p51" draw:style-name="gr18" draw:text-style-name="P23" draw:layer="layout" svg:width="2.803cm" svg:height="1.055cm" svg:x="2.877cm" svg:y="7.652cm">
          <text:p text:style-name="P4"><text:span text:style-name="T11">VALUES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43;p51" draw:style-name="gr18" draw:text-style-name="P23" draw:layer="layout" svg:width="1.03cm" svg:height="1.006cm" svg:x="7.3cm" svg:y="7.648cm">
          <text:p text:style-name="P4"><text:span text:style-name="T11">(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4;p51" draw:style-name="gr19" draw:text-style-name="P12" draw:layer="layout" svg:width="4.126cm" svg:height="1.429cm" svg:x="9.307cm" svg:y="8.363cm">
          <text:p text:style-name="P4"/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345;p51" draw:style-name="gr18" draw:text-style-name="P23" draw:layer="layout" svg:width="3.316cm" svg:height="1.055cm" svg:x="9.693cm" svg:y="7.623cm">
          <text:p text:style-name="P4"><text:span text:style-name="T11">expression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46;p51" draw:style-name="gr18" draw:text-style-name="P23" draw:layer="layout" svg:width="1.03cm" svg:height="1.006cm" svg:x="14.848cm" svg:y="7.648cm">
          <text:p text:style-name="P4"><text:span text:style-name="T11">)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;p51" draw:style-name="gr22" draw:text-style-name="P24" draw:layer="layout" svg:width="1.362cm" svg:height="0.001cm" svg:x="8.331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51" draw:style-name="gr22" draw:text-style-name="P24" draw:layer="layout" svg:width="1.837cm" svg:height="0.001cm" svg:x="13.01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51" draw:style-name="gr21" draw:text-style-name="P24" draw:layer="layout" svg:width="1.447cm" svg:height="0.001cm" draw:transform="rotate (-3.14159265358979) translate (13.315cm 9.7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51" draw:style-name="gr22" draw:text-style-name="P24" draw:layer="layout" svg:width="1.617cm" svg:height="0.028cm" draw:transform="rotate (-3.14159265358979) translate (7.298cm 8.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1;p51" draw:style-name="gr18" draw:text-style-name="P23" draw:layer="layout" svg:width="1.03cm" svg:height="1.006cm" svg:x="16.982cm" svg:y="4.992cm">
          <text:p text:style-name="P4"><text:span text:style-name="T11">,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2;p51" draw:style-name="gr18" draw:text-style-name="P23" draw:layer="layout" svg:width="1.03cm" svg:height="1.006cm" svg:x="10.836cm" svg:y="9.302cm">
          <text:p text:style-name="P4"><text:span text:style-name="T11">,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3;p51" draw:style-name="gr19" draw:text-style-name="P12" draw:layer="layout" svg:width="1.03cm" svg:height="1.081cm" svg:x="15.425cm" svg:y="8.186cm">
          <text:p text:style-name="P4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54;p51" draw:style-name="gr23" draw:text-style-name="P24" draw:layer="layout" svg:width="0.001cm" svg:height="1.962cm" svg:x="16.456cm" svg:y="8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51" draw:style-name="gr19" draw:text-style-name="P12" draw:layer="layout" svg:width="1.03cm" svg:height="1.081cm" draw:transform="rotate (-1.5707963267949) translate (16.481cm 10.064cm)">
          <text:p text:style-name="P4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g draw:name="Google Shape;356;p51">
          <draw:custom-shape draw:name="Google Shape;357;p51" draw:style-name="gr19" draw:text-style-name="P12" draw:layer="layout" svg:width="1.03cm" svg:height="1.081cm" svg:x="6.668cm" svg:y="8.151cm">
            <text:p text:style-name="P4"/>
  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358;p51" draw:style-name="gr23" draw:text-style-name="P24" draw:layer="layout" svg:width="0.001cm" svg:height="1.961cm" svg:x="6.665cm" svg:y="8.69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9;p51" draw:style-name="gr19" draw:text-style-name="P12" draw:layer="layout" svg:width="1.03cm" svg:height="1.081cm" draw:transform="rotate (-1.5707963267949) translate (7.722cm 10.028cm)">
            <text:p text:style-name="P4"/>
  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Google Shape;360;p51" draw:style-name="gr23" draw:text-style-name="P24" draw:layer="layout" svg:width="8.757cm" svg:height="0.035cm" svg:x="7.183cm" svg:y="11.0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;p51" draw:style-name="gr21" draw:text-style-name="P24" draw:layer="layout" svg:width="2.315cm" svg:height="0.001cm" svg:x="15.941cm" svg:y="8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51" draw:style-name="gr19" draw:text-style-name="P12" draw:layer="layout" svg:width="0.342cm" svg:height="0.392cm" svg:x="18.284cm" svg:y="7.999cm">
          <text:p text:style-name="P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;p51" draw:style-name="gr18" draw:text-style-name="P23" draw:layer="layout" svg:width="1.03cm" svg:height="1.006cm" svg:x="10.836cm" svg:y="10.573cm">
          <text:p text:style-name="P4"><text:span text:style-name="T11">,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4;p51" draw:style-name="gr21" draw:text-style-name="P24" draw:layer="layout" svg:width="1.447cm" svg:height="0.001cm" draw:transform="rotate (-3.14159265358979) translate (13.315cm 11.0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1" draw:style-name="gr23" draw:text-style-name="P24" draw:layer="layout" svg:width="1.383cm" svg:height="0.012cm" svg:x="21.78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51" draw:style-name="gr19" draw:text-style-name="P12" draw:layer="layout" svg:width="1.03cm" svg:height="1.081cm" svg:x="11.76cm" svg:y="3.929cm">
          <text:p text:style-name="P4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67;p51" draw:style-name="gr23" draw:text-style-name="P24" draw:layer="layout" svg:width="0.001cm" svg:height="1.09cm" svg:x="12.791cm" svg:y="4.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51" draw:style-name="gr19" draw:text-style-name="P12" draw:layer="layout" svg:width="1.03cm" svg:height="1.081cm" draw:transform="rotate (-3.14159265358979) translate (13.822cm 6.102cm)">
          <text:p text:style-name="P4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69;p51" draw:style-name="gr19" draw:text-style-name="P12" draw:layer="layout" svg:width="1.03cm" svg:height="1.081cm" svg:x="21.972cm" svg:y="3.909cm">
          <text:p text:style-name="P4"/>
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70;p51" draw:style-name="gr23" draw:text-style-name="P24" draw:layer="layout" svg:width="0.001cm" svg:height="1.09cm" svg:x="21.972cm" svg:y="4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;p51" draw:style-name="gr19" draw:text-style-name="P12" draw:layer="layout" svg:width="1.03cm" svg:height="1.081cm" draw:transform="rotate (-3.14159265358979) translate (21.972cm 6.082cm)">
          <text:p text:style-name="P4"/>
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72;p51" draw:style-name="gr22" draw:text-style-name="P24" draw:layer="layout" svg:width="8.149cm" svg:height="0.019cm" draw:transform="rotate (-3.14159265358979) translate (21.454cm 6.10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15;g8c3f4a91f6_0_12:notes" draw:style-name="gr1" draw:layer="layout" svg:width="16.932cm" svg:height="9.524cm" svg:x="1.059cm" svg:y="1.905cm" draw:page-number="39" presentation:class="page"/>
          <draw:frame draw:name="Google Shape;316;g8c3f4a91f6_0_12:notes" presentation:style-name="pr4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Using SELECT" draw:style-name="dp3" draw:master-page-name="TITLE_5f_AND_5f_BODY" presentation:presentation-page-layout-name="AL2T1">
        <draw:frame draw:name="Google Shape;377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Inserti</text:span><text:span text:style-name="T4">ng </text:span><text:span text:style-name="T4">Using </text:span><text:span text:style-name="T4">SELE</text:span><text:span text:style-name="T4">CT</text:span></text:p>
          </draw:text-box>
        </draw:frame>
        <draw:frame draw:name="Google Shape;378;p5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You can insert multiple rows from another table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15">This command can be useful for restructuring data or </text:span><text:span text:style-name="T15">changing a table definition.</text:span></text:p>
          </draw:text-box>
        </draw:frame>
        <draw:custom-shape draw:name="Google Shape;379;p52" draw:style-name="gr4" draw:text-style-name="P14" draw:layer="layout" svg:width="23.562cm" svg:height="2.818cm" svg:x="0.919cm" svg:y="4.895cm">
          <text:p text:style-name="P4"><text:span text:style-name="T51">INSERT INTO invoices (res_id, total, invoice_date, paid)</text:span></text:p>
          <text:p text:style-name="P4"><text:span text:style-name="T51"><text:s text:c="2"/></text:span><text:span text:style-name="T51">AS SELECT booking_id, amount, invdate, complete</text:span></text:p>
          <text:p text:style-name="P4"><text:span text:style-name="T51"><text:s text:c="7"/></text:span><text:span text:style-name="T51">FROM old_invoices;</text:span></text:p>
          <text:p text:style-name="P4"><text:span text:style-name="T5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4;g8c3f4a91f6_0_70:notes" draw:style-name="gr1" draw:layer="layout" svg:width="16.932cm" svg:height="9.524cm" svg:x="1.059cm" svg:y="1.905cm" draw:page-number="40" presentation:class="page"/>
          <draw:frame draw:name="Google Shape;375;g8c3f4a91f6_0_70:notes" presentation:style-name="pr4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10" draw:master-page-name="TITLE_5f_AND_5f_BODY" presentation:presentation-page-layout-name="AL2T1">
        <draw:frame draw:name="Google Shape;384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xerci</text:span><text:span text:style-name="T4">se:</text:span></text:p>
          </draw:text-box>
        </draw:frame>
        <draw:frame draw:name="Google Shape;385;p5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8">
              <text:list-item>
                <text:p text:style-name="P7"><text:span text:style-name="T17">Insert yourself in the customers table. Query the table to check </text:span><text:span text:style-name="T17">your new data.</text:span></text:p>
              </text:list-item>
              <text:list-item>
                <text:p text:style-name="P7"><text:span text:style-name="T17">Insert a new room type of PENTHOUSE with a default rate of </text:span><text:span text:style-name="T17">285.00.</text:span></text:p>
              </text:list-item>
              <text:list-item>
                <text:p text:style-name="P7"><text:span text:style-name="T17">Add two new rooms, 501 and 502, of type PENTHOUSE and set </text:span><text:span text:style-name="T17">the rate to the same as the default for that room type.</text:span></text:p>
              </text:list-item>
              <text:list-item>
                <text:p text:style-name="P7"><text:span text:style-name="T17">Try to insert a reservation for a customer id that does not exist in </text:span><text:span text:style-name="T17">the `customers` table (for example ID `1000`). What is </text:span><text:span text:style-name="T17">happening and why?</text:span></text:p>
              </text:list-item>
            </text:list>
          </draw:text-box>
        </draw:frame>
        <presentation:notes draw:style-name="dp2">
          <draw:page-thumbnail draw:name="Google Shape;381;g8c3f4a91f6_0_121:notes" draw:style-name="gr1" draw:layer="layout" svg:width="16.932cm" svg:height="9.524cm" svg:x="1.059cm" svg:y="1.905cm" draw:page-number="41" presentation:class="page"/>
          <draw:frame draw:name="Google Shape;382;g8c3f4a91f6_0_121:notes" presentation:style-name="pr4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3" draw:master-page-name="TITLE_5f_AND_5f_BODY" presentation:presentation-page-layout-name="AL2T1">
        <draw:frame draw:name="Google Shape;390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umm</text:span><text:span text:style-name="T4">ary</text:span></text:p>
          </draw:text-box>
        </draw:frame>
        <draw:frame draw:name="Google Shape;391;p5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5">In this lesson you have learned</text:span></text:p>
            <text:list text:style-name="L19">
              <text:list-item>
                <text:p text:style-name="P10"><text:span text:style-name="T17">The structure of relational databases</text:span></text:p>
              </text:list-item>
              <text:list-item>
                <text:p text:style-name="P10"><text:span text:style-name="T17">The basics of using SQL to query a pre-existing database</text:span></text:p>
              </text:list-item>
              <text:list-item>
                <text:p text:style-name="P10"><text:span text:style-name="T17">How to control the sequence of columns in a query</text:span></text:p>
              </text:list-item>
              <text:list-item>
                <text:p text:style-name="P10"><text:span text:style-name="T17">How to control the order of rows returned from a query</text:span></text:p>
              </text:list-item>
              <text:list-item>
                <text:p text:style-name="P10"><text:span text:style-name="T17">How to restrict the rows to those that match some predicate</text:span></text:p>
              </text:list-item>
              <text:list-item>
                <text:p text:style-name="P10"><text:span text:style-name="T17">Various conditional operators used to construct predicates</text:span></text:p>
              </text:list-item>
              <text:list-item>
                <text:p text:style-name="P10"><text:span text:style-name="T17">Inserting new data into a table</text:span></text:p>
              </text:list-item>
            </text:list>
          </draw:text-box>
        </draw:frame>
        <presentation:notes draw:style-name="dp2">
          <draw:page-thumbnail draw:name="Google Shape;387;g47b45a08f3_0_13:notes" draw:style-name="gr1" draw:layer="layout" svg:width="16.932cm" svg:height="9.524cm" svg:x="1.059cm" svg:y="1.905cm" draw:page-number="42" presentation:class="page"/>
          <draw:frame draw:name="Google Shape;388;g47b45a08f3_0_13:notes" presentation:style-name="pr4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3" draw:master-page-name="TITLE_5f_AND_5f_BODY" presentation:presentation-page-layout-name="AL2T1">
        <draw:frame draw:name="Google Shape;396;p5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Home</text:span><text:span text:style-name="T4">work</text:span></text:p>
          </draw:text-box>
        </draw:frame>
        <draw:frame draw:name="Google Shape;397;p5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0">
              <text:list-item>
                <text:p text:style-name="P7"><text:span text:style-name="T52">See the instructions in the course notes for this week's homework</text:span></text:p>
              </text:list-item>
              <text:list-item>
                <text:p text:style-name="P7"><text:span text:style-name="T52">Complete the class exercises if you haven't yet finished them (most </text:span><text:span text:style-name="T52">people don't during the class)</text:span></text:p>
              </text:list-item>
              <text:list-item>
                <text:p text:style-name="P7"><text:span text:style-name="T52">Fork and clone the homework repository and create a new branch</text:span></text:p>
              </text:list-item>
              <text:list-item>
                <text:p text:style-name="P7"><text:span text:style-name="T52">Complete the mandatory tasks, 1-reading and 2-classes-db, for </text:span><text:span text:style-name="T52">week-1</text:span></text:p>
              </text:list-item>
              <text:list-item>
                <text:p text:style-name="P7"><text:span text:style-name="T52">Submit your homework solutions by creating a pull request</text:span></text:p>
              </text:list-item>
            </text:list>
          </draw:text-box>
        </draw:frame>
        <presentation:notes draw:style-name="dp2">
          <draw:page-thumbnail draw:name="Google Shape;393;g443ab3c1b0_0_0:notes" draw:style-name="gr1" draw:layer="layout" svg:width="16.932cm" svg:height="9.524cm" svg:x="1.059cm" svg:y="1.905cm" draw:page-number="43" presentation:class="page"/>
          <draw:frame draw:name="Google Shape;394;g443ab3c1b0_0_0:notes" presentation:style-name="pr4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 of Lesson" draw:style-name="dp3" draw:master-page-name="SECTION_5f_HEADER">
        <draw:frame draw:name="Google Shape;402;p56" presentation:style-name="pr48" draw:text-style-name="P25" draw:layer="layout" svg:width="23.667cm" svg:height="2.337cm" svg:x="0.866cm" svg:y="5.975cm" presentation:class="title" presentation:user-transformed="true">
          <draw:text-box>
            <text:p text:style-name="P1"><text:span text:style-name="T53">End </text:span><text:span text:style-name="T53">of </text:span><text:span text:style-name="T53">Les</text:span><text:span text:style-name="T53">son</text:span></text:p>
          </draw:text-box>
        </draw:frame>
        <presentation:notes draw:style-name="dp2">
          <draw:page-thumbnail draw:name="Google Shape;399;g367660fafc_0_133:notes" draw:style-name="gr1" draw:layer="layout" svg:width="16.932cm" svg:height="9.524cm" svg:x="1.059cm" svg:y="1.905cm" draw:page-number="44" presentation:class="page"/>
          <draw:frame draw:name="Google Shape;400;g367660fafc_0_133:notes" presentation:style-name="pr4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dfe9fb" draw:end-color="#6e9be7" draw:start-intensity="100%" draw:end-intensity="100%" draw:angle="2250" draw:border="0%"/>
    <draw:gradient draw:name="msFillGradient_20_10" draw:display-name="msFillGradient 10" draw:style="linear" draw:start-color="#dfe9fb" draw:end-color="#6e9be7" draw:start-intensity="100%" draw:end-intensity="100%" draw:angle="2250" draw:border="0%"/>
    <draw:gradient draw:name="msFillGradient_20_2" draw:display-name="msFillGradient 2" draw:style="linear" draw:start-color="#dfe9fb" draw:end-color="#6e9be7" draw:start-intensity="100%" draw:end-intensity="100%" draw:angle="2250" draw:border="0%"/>
    <draw:gradient draw:name="msFillGradient_20_3" draw:display-name="msFillGradient 3" draw:style="linear" draw:start-color="#dfe9fb" draw:end-color="#6e9be7" draw:start-intensity="100%" draw:end-intensity="100%" draw:angle="2250" draw:border="0%"/>
    <draw:gradient draw:name="msFillGradient_20_4" draw:display-name="msFillGradient 4" draw:style="linear" draw:start-color="#fff6db" draw:end-color="#fad25c" draw:start-intensity="100%" draw:end-intensity="100%" draw:angle="2250" draw:border="0%"/>
    <draw:gradient draw:name="msFillGradient_20_5" draw:display-name="msFillGradient 5" draw:style="linear" draw:start-color="#fff6db" draw:end-color="#fad25c" draw:start-intensity="100%" draw:end-intensity="100%" draw:angle="2250" draw:border="0%"/>
    <draw:gradient draw:name="msFillGradient_20_6" draw:display-name="msFillGradient 6" draw:style="linear" draw:start-color="#fff6db" draw:end-color="#fad25c" draw:start-intensity="100%" draw:end-intensity="100%" draw:angle="2250" draw:border="0%"/>
    <draw:gradient draw:name="msFillGradient_20_7" draw:display-name="msFillGradient 7" draw:style="linear" draw:start-color="#fff6db" draw:end-color="#fad25c" draw:start-intensity="100%" draw:end-intensity="100%" draw:angle="2250" draw:border="0%"/>
    <draw:gradient draw:name="msFillGradient_20_8" draw:display-name="msFillGradient 8" draw:style="linear" draw:start-color="#fff6db" draw:end-color="#fad25c" draw:start-intensity="100%" draw:end-intensity="100%" draw:angle="2250" draw:border="0%"/>
    <draw:gradient draw:name="msFillGradient_20_9" draw:display-name="msFillGradient 9" draw:style="linear" draw:start-color="#fff6db" draw:end-color="#fad25c" draw:start-intensity="100%" draw:end-intensity="100%" draw:angle="225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gradient" draw:fill-gradient-name="msFillGradient_20_1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gradient" draw:fill-gradient-name="msFillGradient_20_1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3T11:48:15.922660478</dc:date>
    <meta:editing-duration>PT36S</meta:editing-duration>
    <meta:editing-cycles>1</meta:editing-cycles>
    <meta:document-statistic meta:object-count="301"/>
    <meta:generator>LibreOffice/6.4.5.2$Linux_X86_64 LibreOffice_project/40$Build-2</meta:generator>
  </office:meta>
</office:document-meta>
</file>